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445cm" style:use-optimal-column-width="true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5.87375cm" style:use-optimal-column-width="true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5.159375cm" style:use-optimal-column-width="true"/>
    </style:style>
    <style:style style:name="co9" style:family="table-column">
      <style:table-column-properties fo:break-before="auto" style:column-width="5.715cm" style:use-optimal-column-width="true"/>
    </style:style>
    <style:style style:name="co10" style:family="table-column">
      <style:table-column-properties fo:break-before="auto" style:column-width="6.6675cm" style:use-optimal-column-width="true"/>
    </style:style>
    <style:style style:name="co11" style:family="table-column">
      <style:table-column-properties fo:break-before="auto" style:column-width="6.50875cm" style:use-optimal-column-width="true"/>
    </style:style>
    <style:style style:name="co12" style:family="table-column">
      <style:table-column-properties fo:break-before="auto" style:column-width="7.64645833333333cm" style:use-optimal-column-width="true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7.64645833333333cm"/>
    </style:style>
    <style:style style:name="co15" style:family="table-column">
      <style:table-column-properties fo:break-before="auto" style:column-width="5.02708333333333cm" style:use-optimal-column-width="true"/>
    </style:style>
    <style:style style:name="co16" style:family="table-column">
      <style:table-column-properties fo:break-before="auto" style:column-width="5.000625cm" style:use-optimal-column-width="true"/>
    </style:style>
    <style:style style:name="co17" style:family="table-column">
      <style:table-column-properties fo:break-before="auto" style:column-width="3.889375cm" style:use-optimal-column-width="true"/>
    </style:style>
    <style:style style:name="co18" style:family="table-column">
      <style:table-column-properties fo:break-before="auto" style:column-width="6.40291666666667cm" style:use-optimal-column-width="true"/>
    </style:style>
    <style:style style:name="co19" style:family="table-column">
      <style:table-column-properties fo:break-before="auto" style:column-width="6.24416666666667cm" style:use-optimal-column-width="true"/>
    </style:style>
    <style:style style:name="co20" style:family="table-column">
      <style:table-column-properties fo:break-before="auto" style:column-width="5.3975cm" style:use-optimal-column-width="true"/>
    </style:style>
    <style:style style:name="co21" style:family="table-column">
      <style:table-column-properties fo:break-before="auto" style:column-width="6.429375cm" style:use-optimal-column-width="true"/>
    </style:style>
    <style:style style:name="co22" style:family="table-column">
      <style:table-column-properties fo:break-before="auto" style:column-width="6.48229166666667cm"/>
    </style:style>
    <style:style style:name="co23" style:family="table-column">
      <style:table-column-properties fo:break-before="auto" style:column-width="6.270625cm" style:use-optimal-column-width="true"/>
    </style:style>
    <style:style style:name="co24" style:family="table-column">
      <style:table-column-properties fo:break-before="auto" style:column-width="2.8575cm" style:use-optimal-column-width="true"/>
    </style:style>
    <style:style style:name="co25" style:family="table-column">
      <style:table-column-properties fo:break-before="auto" style:column-width="6.05895833333333cm" style:use-optimal-column-width="true"/>
    </style:style>
    <style:style style:name="co26" style:family="table-column">
      <style:table-column-properties fo:break-before="auto" style:column-width="5.953125cm" style:use-optimal-column-width="true"/>
    </style:style>
    <style:style style:name="co27" style:family="table-column">
      <style:table-column-properties fo:break-before="auto" style:column-width="4.41854166666667cm"/>
    </style:style>
    <style:style style:name="co28" style:family="table-column">
      <style:table-column-properties fo:break-before="auto" style:column-width="8.54604166666667cm"/>
    </style:style>
    <style:style style:name="co29" style:family="table-column">
      <style:table-column-properties fo:break-before="auto" style:column-width="8.810625cm"/>
    </style:style>
    <style:style style:name="co30" style:family="table-column">
      <style:table-column-properties fo:break-before="auto" style:column-width="8.5725cm" style:use-optimal-column-width="true"/>
    </style:style>
    <style:style style:name="co31" style:family="table-column">
      <style:table-column-properties fo:break-before="auto" style:column-width="16.0866666666667cm" style:use-optimal-column-width="true"/>
    </style:style>
    <style:style style:name="co32" style:family="table-column">
      <style:table-column-properties fo:break-before="auto" style:column-width="6.13833333333333cm" style:use-optimal-column-width="true"/>
    </style:style>
    <style:style style:name="co33" style:family="table-column">
      <style:table-column-properties fo:break-before="auto" style:column-width="7.48770833333333cm"/>
    </style:style>
    <style:style style:name="co34" style:family="table-column">
      <style:table-column-properties fo:break-before="auto" style:column-width="4.60375cm" style:use-optimal-column-width="true"/>
    </style:style>
    <style:style style:name="co35" style:family="table-column">
      <style:table-column-properties fo:break-before="auto" style:column-width="7.40833333333333cm" style:use-optimal-column-width="true"/>
    </style:style>
    <style:style style:name="co36" style:family="table-column">
      <style:table-column-properties fo:break-before="auto" style:column-width="4.92125cm" style:use-optimal-column-width="true"/>
    </style:style>
    <style:style style:name="co37" style:family="table-column">
      <style:table-column-properties fo:break-before="auto" style:column-width="4.15395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I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φεῖ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εκ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ι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οί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ί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είλη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μ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εί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γέν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έφθαρ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υνθά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θέστ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φρόν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ί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ί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οι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έσχ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ύλευ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δέδ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ίν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ήθ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οῦ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τ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θαυμά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ραχ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ύλομαι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ὑπελήφ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ἔστ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ζήτ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γ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νώ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δρ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εύω βουλεύ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ᾔ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ἔτεμ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ργα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ᾕρ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ρμ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ά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λη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ῃρέ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θ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mperf) ἔδε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ήλλα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mperf) ἔφ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ζ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εσκεύ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ᾠκ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μολογ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θερ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γνωκα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ἠξίω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έλευ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μειξ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δικ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όμι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φρα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σήκω προσή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βουλ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χάρ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γγελ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ηγόρ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ώλε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ρμ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ιμ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έχρ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βοήθ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ἱ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ζή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ράφ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νήνεγκ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ἡγεμών, ἡγεμό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ς, ἔτ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εί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ὕδωρ, ὕδ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ῦς, νεώ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ῆθος, πλήθ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γάτη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η, δ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ός (νεώς), ναοῦ (νεώ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ιθμ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πίς, ἐλπίδ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ρος, ὄρ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σπότης, –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δός, ὁδοῦ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ιστήμη –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ις, δυνάμ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οῦλος, δούλ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ωρίον, χωρί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ιμή, τιμ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μός, θυμ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ώρα, χώ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σωπον, προσώπ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ία, οἰκ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οφή, τρο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υἱός, υἱ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αίμων, δαίμον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ῖχος, τείχ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ωνή, φωνῆ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2" table:style-name="ta1">
        <table:table-column table:style-name="co8" table:default-cell-style-name="ce2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ρόνος, χρ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νομα, ὀνό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όμος, νό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γύριον, ἀργυρί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ῶς, φωτό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λῶσσα, γλώσσ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εμος, πολέ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ξένος, ξέ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κινδύ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νεῦμα, πνεύ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ιτεία, –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θνος, ἔθν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ετή, ἀρετ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ῆμος, δή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ᾶξις, πράξ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σία, οὐσ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λασσα, θαλάσσ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ώτης, –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ῷον, ζῴ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γον, ἔργ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χνη, τέχ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ῦς, βοό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όβος, φόβ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ις, πόλ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ύριος, κυρ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η, μάχ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ρήνη, εἰρή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ός, λα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θος, πάθους, τό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NOMI_3" table:style-name="ta1">
        <table:table-column table:style-name="co9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ἡδονή, –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ήρ, ἀνδρ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ῆσος, νήσου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ύξ, νυκτ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νώμη, γνώμ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άξις,τάξ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ών, ἀγῶ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ος, ἔπ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ιητή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νος, γέν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ῦς (νόος), νοῦ (νόου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ῖς, παιδό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νος, π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ήθεια, ἀληθε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όγος, λόγ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ύς, ποδ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όσμος, κόσ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ίθος, λίθ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ῆμα, χρ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όμα, στό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βουλ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κνον, τέκν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φαλή, –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τρίς, πατρίδ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ιρός, καιρ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λιος, ἡλ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ππος, ἵππ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1" table:style-name="ta1">
        <table:table-column table:style-name="co10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αλαιός, –ά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ὄγδο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γαθ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ῶτος, πρώτη, πρῶτ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ς, ἥ, ὅ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δε, ἥδε, τό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ιακοστός, –ή, –όν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2">
            <text:p>πεμπ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νηρός, –ά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κριβής, –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ίλος, φίλη, φί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λίγος, ὀλίγη, ὀλίγ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ἴδιος, ἰδία, ἴδ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κτ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ῆλος, δήλη, δῆ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είρων, χεῖ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ος, ὅση, ὅ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σιμος, χρησίμη, χρήσιμ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ιάκον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, σοῦ, (plur) ὑμεῖς, ὑ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κ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ρύς, βαρεῖα, βαρ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τερος, προτέρα, πρ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δικος, ἄδικ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ρείσσων, κρεῖ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τερος, ποτέρα, π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ατοσ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τερος, ἑτέρα, ἕ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έος, νέα, νέ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2" table:style-name="ta1">
        <table:table-column table:style-name="co11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εὐθύς, εὐθεῖα, εὐθ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ἷος, οἵα, οἷ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ς, μόνη, 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ξιος, ἀξία, ἄξ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έμιος, πολεμία, πολέμ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εῖος, οἰκεία, οἰκ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νέ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χ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ηθής, –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ἷς, μία, ἕ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ικ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εῖστος, πλείστη, πλεῖ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ώ, ἐμοῦ, (plur) ἡμεῖς, ἡ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κτώ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ί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ίς, τ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λος, ὅλη, ὅ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γας, μεγάλη, μέγ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είς, μηδεμία, μη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μέτερος, ὑμετέρα, ὑμέ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ᾶς, πᾶσα, π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θ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ῖος, ποία, πο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νατος, –α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κοῦς, –ῆ, –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υνα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μέση, μέ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μμαχος, –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3" table:style-name="ta1">
        <table:table-column table:style-name="co1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έν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μπ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άτερος, ἑκατέρα, ἑκά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λ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φότερος, ἀμφοτέρα, ἀμφ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άρβαρος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αχύς, ταχεῖα, ταχ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ήλων, –ο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εύθερος, ἐλευθέρα, ἐλεύθ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σσων, ἧ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ε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λτίων, βέλτ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αφής, σαφ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δύς, ἡδεῖα, ἡδ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π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αυτοῦ, ἑαυτῆς, ἑαυτο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άσσων, ἔλα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ὕστερος, ὑστέρα, ὕσ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είς, οὐδεμία, οὐ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δύνατος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κα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κα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υρίος, μυρία, μυρί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νε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τις, ἥτις, ὅ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ιστος, ἀρίστη, ἄρι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σος, ἴση, ἴσ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1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ὡ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ει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ε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πο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λι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μ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κ, ἐ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σπε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τε…εἴ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ν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σ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ί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σ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νε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ρ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ῦν, νυν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πλῶς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2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κεῖ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ν...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ταῦ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ἄν (καὶ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άν (εἰ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ᾶλ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δη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ὧδ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χρι (+gen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λάκ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, ἡ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αν (ὅτε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ὖ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έ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ὕ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ωρί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ε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3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οὐκ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φ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ί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ὖ, αὖθ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π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τ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ή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ῶ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ε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ίτοι (καί-τοι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λισ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έ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, οὐκ, οὐχ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ά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ίνυν (τοί-νυ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ε...μή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θε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κέ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λ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ή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ε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αντίος ἐναντία ἐναντί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1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ἔπλε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δίκ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ιρ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οί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αθ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εί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ητ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γγέλ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ρ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ήκο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τελεύτ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ήνοχ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ῶ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τά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μει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κού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έβλ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ἤνεγκ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ἔβα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πρ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ηγός, –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γών, ἀγῶ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έκρι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άνατος, θανάτ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ἱρ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νέχ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στά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νομάζ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2" table:style-name="ta1">
        <table:table-column table:style-name="co1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ᾔτ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υγ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ασκευά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ιπ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έσβυς, πρέσβε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κευά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ῖ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μβ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θ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άλλ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εῖ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ἷμα, αἵ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ομαι/οἶ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ος, ἔπους, τό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ἐποι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φύλ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π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χάρ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ίκ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α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ί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στά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εκόμι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ρ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συνέβ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ο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ἁμαρτ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ενῶ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3" table:style-name="ta1">
        <table:table-column table:style-name="co1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ἔβλεψ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τελεύ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δίδα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θά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ηλό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ύλευ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ις, πόλ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τ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θρα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ἐγενό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 aor. διήνεγ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είλη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ξιό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φρόνησα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ἄρξ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δέ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σκεύ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ῄ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ξω or τέξ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ύ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ύ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υνή, γυναικ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έγο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ἤγγελ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δίδω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εγέν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τμήθη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1" table:style-name="ta1">
        <table:table-column table:style-name="co9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κακ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δος, εἴδ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είς, οὐδεμία, οὐ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ατ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γεμών, ἡγεμό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νη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ός, αὐτή, αὐ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σσων, ἧ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ίος, β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ρήνη, εἰρή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ῆμα, χρ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ῦς (νόος), νοῦ (νόου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ιτεία, –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κοσι(ν)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παῖς, παιδός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ᾶξις, πράξ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τρίς, πατρίδο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άσσων, ἔλασσ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ρχή, ἀρχ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χνη, τέχν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δός, ὁδοῦ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ήρ, ἀνδρό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ταρες, τέττα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αίμων, δαίμονος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λ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πίς, ἐλπίδο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ώρα, χώρ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οφή, τροφ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ίτος, –η, –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2" table:style-name="ta1">
        <table:table-column table:style-name="co1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ρόνος, χρ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μπ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άμμα, γράμ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κός, εἰκό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ώ, ἐμοῦ, (plur) ἡμεῖς, ἡ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είνων, ἄμει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νος, π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μός, ἐμή, ἐμ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μέση, μέ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αμ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ετή, ἀρετ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χῆμα, σχ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λιος, ἡλίου, ὁ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πάθος, πάθ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ς, ἥ, ὅ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έσβυς, πρέσβε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δύς, ἡδεῖα, ἡδ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ιακοσ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λλήλων, –οι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έων, πλέ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ύ, σοῦ, (plur) ὑμεῖς, ὑμῶ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ός,θεοῦ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ίλος, φίλη, φί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νέ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3" table:style-name="ta1">
        <table:table-column table:style-name="co19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οῖος, ποία, πο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ὗτος, αὕτη, τ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σχυ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λαι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κινδύ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ἷος, οἵα, οἷ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ψυχή, ψυχ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βουλ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είς, μηδεμία, μη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ς, ἔτ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αυτοῦ, ἑαυτῆς, ἑαυτοῦ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χωρίον, χωρί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εῖς, τρί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άλασσα, θαλάσσ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ότερος, ποτέρα, πότερ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οῦτος, τοιαύτη, τοι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υἱός, υἱ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οφ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χη, τύχ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ύκλος, κύκλ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ὄγδο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νθρωπος, –ου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κνον, τέκν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ἰκοσ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ραχύς, βραχεῖα, βραχύ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1" table:style-name="ta1">
        <table:table-column table:style-name="co20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παλλά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ρ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perfetto) ἧ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κίν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θίστ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γρα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ν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ε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έδω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ωλύ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οβέ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ἠδίκ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έμν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ταρες, τέττα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ε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μψ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ανοῦ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εχά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ρέσχ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φη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πίστε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άσ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τά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di 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πολαμβ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φόβημα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2" table:style-name="ta1">
        <table:table-column table:style-name="co21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πολέμ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ξίω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ι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ὐθύς, εὐθεῖα, εὐθ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σχυ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οῦ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τρο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δ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πας, ἅπασα, ἅπα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θερ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άρ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ιρ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καστος, ἑκάστη, ἕκα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ξω/τέξ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ομαι/οἶ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ατηγορ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όμι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εῖ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θέσ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ιν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υλάσ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ἴλημ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δύνατος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ἰτή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τεκ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ἥκ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λέμιος, πολεμία, πολέμ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οι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3" table:style-name="ta1">
        <table:table-column table:style-name="co2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λέληθ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(aor II) ἐγενόμ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πήλλαγ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κρατήσ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νενίκημαι</text:p>
          </table:table-cell>
          <table:table-cell table:number-columns-repeated="16383"/>
        </table:table-row>
        <table:table-row table:style-name="ro3">
          <table:table-cell office:value-type="string" table:style-name="ce11">
            <text:p>προστέθειμαι (ma comunemente προσκεῖμαι)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ἐνήνοχ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διώξ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πέκτειν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ἔδοξ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ὠνομάσ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ἡγήσ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ἐνίκησ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κατέστ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ἦρ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ἔφ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εἴργα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κρατ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ἔφη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τρέ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μόνος, μόνη, μόν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ρ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(imperf) χρῆν/ἐχρῆ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εφύλαχ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participio εἰκώ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δείκνυ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σύμμαχος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ὅλος, ὅλη, ὅ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πεί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μυρίος, μυρία, μυρί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εὑρήσ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1" table:style-name="ta1">
        <table:table-column table:style-name="co2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τελευτήσ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βοηθήσ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τέθειμαι (ma di solito κεῖμαι)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ἔταξ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ροσήκω προσήξ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τρέφ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θρέψ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εἷκ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επό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ου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ποκτενῶ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ζητέ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ορεύ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τετίμη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ὑπῆργ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αρασκευάσ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(aor II) ἐπυθόμ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ἔσχ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τελευτ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λαλ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κεκώλ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ἤγγειλ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(aor II) ἀφικόμ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δεδύν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ἄ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βούλ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πίστε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ἦ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καταλήψ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εσοῦ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γέγραφ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2" table:style-name="ta1">
        <table:table-column table:style-name="co2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φεύξ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ὥρμη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μεμάχη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φύσ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ἔβλεψ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κεκράτη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ιστεύ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έπεμ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ἁλίσκ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ὑπελήφ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έπραχ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νομίζ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αἱρήσ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τολμά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οὐ, οὐκ, οὐχ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ροσέθηκ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πολεμήσ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ἐλαύ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ρ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τέθυ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ἔμει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ἀπέ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μέμει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ἔτυχ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άλι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κεκόμι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ἀπήλλ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ὡμολόγ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επίστε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οι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ἕσ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πεί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ρωτά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3" table:style-name="ta1">
        <table:table-column table:style-name="co2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ἀφῆκ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ὄψ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ἐνική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ἐπαύ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μηδέ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ἦ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χωρίς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γεγένη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ἀφείθη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οὐκέτ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ἔγνωσ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ἡγέομαι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ᾕρηκα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οὖν</text:p>
          </table:table-cell>
          <table:table-cell table:number-columns-repeated="16383"/>
        </table:table-row>
        <table:table-row table:style-name="ro1">
          <table:table-cell office:value-type="string" table:style-name="ce11">
            <text:p>κεκόμισ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ἔγραψ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κατηγορ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ῶ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θαυμά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έπομφ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ργά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ἵ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(imperfetto) ἴσθ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τόλμ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κινή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διοί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ἵ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οὐδέ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ἐκώλ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πεπολέμ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ἦργμα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1" table:style-name="ta1">
        <table:table-column table:style-name="co2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βουλε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συνέβ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δηλώ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εσκεύ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νατος, θανάτ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δεί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ίνυν (τοί-νυ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κα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γάζ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κοπ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ρ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ρα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γραμ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λαλ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δίδω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ωρί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σκόπ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νέχ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ποί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ῄρ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υρίος, μυρία, μυρί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ἅπας, ἅπασα, ἅπα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imperf) ἔδε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όξα, δόξ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ᾶλ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νθρωπος, –ου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imperf) ἔφ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θέλησ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2" table:style-name="ta1">
        <table:table-column table:style-name="co2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(infinito) εἰδέν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ὑρέ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κριν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άρ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κευ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ξι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ηγο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σθ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μ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δειξα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τετελεύ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ετόλμ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λήφ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υν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ἴργα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σπότης, –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θαύμ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ῆσος, νήσου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ίθ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ηλλάχθην or ἀπηλλάγ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κάλε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έβλ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3" table:style-name="ta1">
        <table:table-column table:style-name="co2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nfinito attivo) ἰδεῖ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ς, μόνη, 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έλε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τία, αἰτ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έστ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ί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έφθει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έλευ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ός, αὐτή, αὐτό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ἐμνή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κριβής, –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φθαλμός, –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όπος, τόπ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αρτ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φ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ἴσος, ἴση, ἴσ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ίκ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ίγν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ί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ῄ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οι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πιστήμη –η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DCC500_VERBI" table:style-name="ta2">
        <table:table-column table:style-name="co28" table:default-cell-style-name="ce4"/>
        <table:table-column table:style-name="co29" table:default-cell-style-name="ce5"/>
        <table:table-column table:style-name="co3" table:number-columns-repeated="16382" table:default-cell-style-name="ce1"/>
        <table:table-row table:style-name="ro4">
          <table:table-cell office:value-type="string" table:style-name="ce4">
            <text:p>ἀγγέλλω, ἀγγελῶ, ἤγγειλα, ἤγγελκα, ἤγγελμαι, ἠγγέλθην</text:p>
          </table:table-cell>
          <table:table-cell office:value-type="string" table:style-name="ce5">
            <text:p>annunc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γω, ἄξω, ἤγαγον, ἦχα, ἦγμαι, ἤχθην</text:p>
          </table:table-cell>
          <table:table-cell office:value-type="string" table:style-name="ce5">
            <text:p>condurre, port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δικέω, ἀδικήσω, ἠδίκησα, ἠδίκηκα, ἠδίκημαι, ἠδικήθην</text:p>
          </table:table-cell>
          <table:table-cell office:value-type="string" table:style-name="ce5">
            <text:p>operare ingiustamente; maltratt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αἱρέω, αἱρήσω, (aor II) εἷλον, ᾕρηκα, ᾕρημαι, ᾑρέθην</text:p>
          </table:table-cell>
          <table:table-cell office:value-type="string" table:style-name="ce5">
            <text:p>prendere; espugnare; (al medio) scegli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ἴρω, ἀρῶ, ἦρα, ἦρκα, ἦρμαι, ἤρθην</text:p>
          </table:table-cell>
          <table:table-cell office:value-type="string" table:style-name="ce5">
            <text:p>sollev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αἰσθάνομαι, αἰσθήσομαι, (aor II) ᾐσθόμην, ᾔσθημαι</text:p>
          </table:table-cell>
          <table:table-cell office:value-type="string" table:style-name="ce5">
            <text:p>percepire, sentire; compren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ἰτέω, αἰτήσω, ᾔτησα, ᾔτηκα, ᾔτημαι, ᾐτήθην</text:p>
          </table:table-cell>
          <table:table-cell office:value-type="string" table:style-name="ce5">
            <text:p>domandare; deside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κούω, ἀκούσομαι, ἤκουσα, ἀκήκοα, (piuccheperfetto) ἠκηκόη/ἀκηκόη, ἠκούσθην</text:p>
          </table:table-cell>
          <table:table-cell office:value-type="string" table:style-name="ce5">
            <text:p>sentire; ascol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ἁλίσκομαι, ἁλώσομαι, (aor II) ἑάλων, ἑάλωκα</text:p>
          </table:table-cell>
          <table:table-cell office:value-type="string" table:style-name="ce5">
            <text:p>essere preso, conquistato (all'attivo si usa αἱρέω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ἁμαρτάνω, ἁμαρτήσομαι, ἡμάρτησα, (aor II) ἥμαρτον, ἡμάρτηκα, ἡμάρτημαι, ἡμαρτήθην</text:p>
          </table:table-cell>
          <table:table-cell office:value-type="string" table:style-name="ce5">
            <text:p>non cogliere, fallire (+gen); sbagliare, rendersi colpevole, pecc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ναιρέω, ἀναιρήσω, ἀνεῖλον, ἀνῄρηκα, ἀνῄρημαι, ἀνῃρέθην</text:p>
          </table:table-cell>
          <table:table-cell office:value-type="string" table:style-name="ce5">
            <text:p>distruggere; sollevare; dare un respons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ξιόω, ἀξιώσω, ἠξίωσα, ἠξίωκα, ἠξίωμαι, ἠξιώθην</text:p>
          </table:table-cell>
          <table:table-cell office:value-type="string" table:style-name="ce5">
            <text:p>ritenere giusto, ritenere degn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παλλάσσω, ἀπαλλάξω, ἀπήλλαξα, ἀπήλλαχα, ἀπήλλαγμαι, ἀπηλλάχθην or ἀπηλλάγην</text:p>
          </table:table-cell>
          <table:table-cell office:value-type="string" table:style-name="ce5">
            <text:p>cambiare; (al medio) liberarsi d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ποδίδωμι, ἀποδώσω, ἀπέδωκα, ἀποδέδωκα, ἀποδέδομαι, ἀπεδόθην</text:p>
          </table:table-cell>
          <table:table-cell office:value-type="string" table:style-name="ce5">
            <text:p>restituire; permettere; (al medio) ven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ποθνῄσκω, ἀποθανοῦμαι, (aor II) ἀπέθανον, ἀποτέθνηκα</text:p>
          </table:table-cell>
          <table:table-cell office:value-type="string" table:style-name="ce5">
            <text:p>mo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κρίνω, ἀποκρινῶ, ἀπεκρινάμην, ἀπεκρίθη</text:p>
          </table:table-cell>
          <table:table-cell office:value-type="string" table:style-name="ce5">
            <text:p>separare, scegliere; (al medio) rispon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κτείνω, ἀποκτενῶ, ἀπέκτεινα, ἀπέκτονα</text:p>
          </table:table-cell>
          <table:table-cell office:value-type="string" table:style-name="ce5">
            <text:p>uccider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ἀπόλλυμι, ἀπολῶ, ἀπώλεσα, (aor II) medio ἀπωλόμην, (perfetto) ἀπολώλεκα (“ho distrutto completamente”) o ἀπόλωλα (“sono annullato”)</text:p>
          </table:table-cell>
          <table:table-cell office:value-type="string" table:style-name="ce5">
            <text:p>distruggere; (al medio) mo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ρχω, ἄρξω, ἦρξα, ἦργμαι, ἤρχθην</text:p>
          </table:table-cell>
          <table:table-cell office:value-type="string" table:style-name="ce5">
            <text:p>comincio (+gen); conduco, governo (+gen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φίημι, ἀφήσω, ἀφῆκα, ἀφεῖκα, ἀφεῖμαι, ἀφείθην</text:p>
          </table:table-cell>
          <table:table-cell office:value-type="string" table:style-name="ce5">
            <text:p>lasciar and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ἀφαιρέω, ἀφαιρήσω, ἀφεῖλον, ἀφῄρηκα, ἀφῄρημαι, ἀφῃρέθην</text:p>
          </table:table-cell>
          <table:table-cell office:value-type="string" table:style-name="ce5">
            <text:p>togliere, portare via; sepa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φικνέομαι, ἀφίξομαι, (aor II) ἀφικόμην, ἀφῖγμαι</text:p>
          </table:table-cell>
          <table:table-cell office:value-type="string" table:style-name="ce5">
            <text:p>arrivare, giun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αίνω, βήσομαι, (aor II) ἔβην, βέβηκα</text:p>
          </table:table-cell>
          <table:table-cell office:value-type="string" table:style-name="ce5">
            <text:p>camminare, andare, torn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βάλλω, βαλῶ, (aor II) ἔβαλον, βέβληκα, βέβλημαι, ἐβλήθην</text:p>
          </table:table-cell>
          <table:table-cell office:value-type="string" table:style-name="ce5">
            <text:p>lanciare, scagliare, colpire (+acc) con (+dat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λέπω, βλέψομαι, ἔβλεψα</text:p>
          </table:table-cell>
          <table:table-cell office:value-type="string" table:style-name="ce5">
            <text:p>vedere; guar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οηθέω, βοηθήσω, ἐβοήθησα, βεβοήθηκα</text:p>
          </table:table-cell>
          <table:table-cell office:value-type="string" table:style-name="ce5">
            <text:p>aiutare, soccorrere (+dat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βουλεύω βουλεύσω, ἐβούλευσα, βεβούλευκα, βεβούλευμαι, ἐβουλεύθην</text:p>
          </table:table-cell>
          <table:table-cell office:value-type="string" table:style-name="ce5">
            <text:p>progettare, decidere; (al medio) consigliarsi, deci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βούλομαι, βουλήσομαι, βεβούλημαι, ἐβουλήθην</text:p>
          </table:table-cell>
          <table:table-cell office:value-type="string" table:style-name="ce5">
            <text:p>(+infinito) volere; ὁ βουλόμενος colui al quale piac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γίγνομαι, γενήσομαι, (aor II) ἐγενόμην, γέγονα, γεγένημαι, ἐγενήθην</text:p>
          </table:table-cell>
          <table:table-cell office:value-type="string" table:style-name="ce5">
            <text:p>diventare; verificarsi; ess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γιγνώσκω, γνώσομαι, ἔγνων, ἔγνωκα, ἔγνωσμαι, ἐγνώσθην</text:p>
          </table:table-cell>
          <table:table-cell office:value-type="string" table:style-name="ce5">
            <text:p>conoscere; pensare; deci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γράφω, γράψω, ἔγραψα, γέγραφα, γέγραμμαι, ἐγράφην</text:p>
          </table:table-cell>
          <table:table-cell office:value-type="string" table:style-name="ce5">
            <text:p>scriv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έδοικα [perfetto con forza di presente], δείσομαι, ἔδεισα</text:p>
          </table:table-cell>
          <table:table-cell office:value-type="string" table:style-name="ce5">
            <text:p>tem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ῖ, δεήσει, (imperf) ἔδει</text:p>
          </table:table-cell>
          <table:table-cell office:value-type="string" table:style-name="ce5">
            <text:p>si deve, è necessario (+acc e infinit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είκνυμι, δείξω, ἔδειξα, δέδειχα, δέδειγμαι, ἐδείχθην</text:p>
          </table:table-cell>
          <table:table-cell office:value-type="string" table:style-name="ce5">
            <text:p>mostrare, spieg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έχομαι, δέξομαι, ἐδεξάμην, δέδεγμαι, ἐδεδέχθην</text:p>
          </table:table-cell>
          <table:table-cell office:value-type="string" table:style-name="ce5">
            <text:p>ricevere, prendere; accogliere, prefer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έω, δεήσω, ἐδέησα, δεδέηκα, δεδέημαι, ἐδεήθην</text:p>
          </table:table-cell>
          <table:table-cell office:value-type="string" table:style-name="ce5">
            <text:p>mancare (+gen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ηλόω, δηλώσω, ἐδήλωσα, δεδήλωκα, ἐδηλώθην</text:p>
          </table:table-cell>
          <table:table-cell office:value-type="string" table:style-name="ce5">
            <text:p>mostrare, dichiarare, spieg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ιαφέρω, διοίσω, 1 aor. διήνεγκα, (aor II) διήνεγκον, διενήνοχα, διενήνεγμαι</text:p>
          </table:table-cell>
          <table:table-cell office:value-type="string" table:style-name="ce5">
            <text:p>trasportare; spargere; differire; (impers.) διαφέρει fa differenza a (+dat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ιαφθείρω, διαφθερῶ, διέφθειρα, διέφθαρκα, διέφθαρμαι, διεφθάρην</text:p>
          </table:table-cell>
          <table:table-cell office:value-type="string" table:style-name="ce5">
            <text:p>distruggere; mandare in rovin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ιδάσκω, διδάξω, ἐδίδαξα, δεδίδαχα, δεδίδαγμαι, ἐδιδάχθην</text:p>
          </table:table-cell>
          <table:table-cell office:value-type="string" table:style-name="ce5">
            <text:p>insegn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ίδωμι, δώσω, ἔδωκα, δέδωκα, δέδομαι, ἐδόθην</text:p>
          </table:table-cell>
          <table:table-cell office:value-type="string" table:style-name="ce5">
            <text:p>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ιώκω, διώξομαι, ἐδίωξα, δεδίωχα, ἐδιώχθην</text:p>
          </table:table-cell>
          <table:table-cell office:value-type="string" table:style-name="ce5">
            <text:p>inseguire; perseguire penalment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οκέω, δόξω, ἔδοξα</text:p>
          </table:table-cell>
          <table:table-cell office:value-type="string" table:style-name="ce5">
            <text:p>pensare (+acc e infinito); sembrare; (impersonale) δοκεῖ μοι mi sembr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δράω, δράσω, ἔδρασα, δέδρακα, δέδραμαι, ἐδράσθην</text:p>
          </table:table-cell>
          <table:table-cell office:value-type="string" table:style-name="ce5">
            <text:p>f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ύναμαι, δυνήσομαι, ἐδυνήθην, δεδύνημαι</text:p>
          </table:table-cell>
          <table:table-cell office:value-type="string" table:style-name="ce5">
            <text:p>(+infinito) po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άω, ἐάσω, εἴασα</text:p>
          </table:table-cell>
          <table:table-cell office:value-type="string" table:style-name="ce5">
            <text:p>permettere (+acc e infinito); lasciare, lasciar s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θέλω, ἐθελήσω, ἠθέλησα, ἠθέληκα</text:p>
          </table:table-cell>
          <table:table-cell office:value-type="string" table:style-name="ce5">
            <text:p>(+infinito) volere; deside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εἶδον, (aor II) di ὁράω, (infinito att) ἰδεῖν, (infinito medio) ἰδέσθαι</text:p>
          </table:table-cell>
          <table:table-cell office:value-type="string" table:style-name="ce5">
            <text:p>io vid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εἰμί, ἔσομαι, (imperf) ἦν, (infinito) εἶναι</text:p>
          </table:table-cell>
          <table:table-cell office:value-type="string" table:style-name="ce5">
            <text:p>essere, esis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εἶμι, infinito ἰέναι, participio ἰών, ἰοῦσα, ἰόν</text:p>
          </table:table-cell>
          <table:table-cell office:value-type="string" table:style-name="ce5">
            <text:p>andrò (fut. di ἔρχομαι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εἶπον</text:p>
          </table:table-cell>
          <table:table-cell office:value-type="string" table:style-name="ce5">
            <text:p>io dissi, io parlai, (aor II) → λέγω, φημί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ἐλαύνω, ἐλῶ, ἤλασα, ελήλακα, ἐλήλαμαι, ἠλάθην</text:p>
          </table:table-cell>
          <table:table-cell office:value-type="string" table:style-name="ce5">
            <text:p>mettere in moto; avanz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οικα, participio εἰκώς</text:p>
          </table:table-cell>
          <table:table-cell office:value-type="string" table:style-name="ce5">
            <text:p>essere simile, sembrare (+dat); conven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ἕπομαι, ἕψομαι, (aor II) ἑσπόμην</text:p>
          </table:table-cell>
          <table:table-cell office:value-type="string" table:style-name="ce5">
            <text:p>segu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ργάζομαι, ἐργάσομαι, εἰργασάμην, εἴργασμαι</text:p>
          </table:table-cell>
          <table:table-cell office:value-type="string" table:style-name="ce5">
            <text:p>lavorare, ope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ρομαι, ἐρήσομαι, (aor II) ἠρόμην</text:p>
          </table:table-cell>
          <table:table-cell office:value-type="string" table:style-name="ce5">
            <text:p>ask, ask one about (+double acc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ἔρχομαι, fut. εἶμι/ἐλεύσομαι, (aor II) ἦλθον, ἐλήλυθα</text:p>
          </table:table-cell>
          <table:table-cell office:value-type="string" table:style-name="ce5">
            <text:p>ven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ἐρωτάω, ἐρήσομαι, (aor II) ἠρόμην</text:p>
          </table:table-cell>
          <table:table-cell office:value-type="string" table:style-name="ce5">
            <text:p>domandare qualcosa (acc) a qualcuno (acc); chie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εὑρίσκω, εὑρήσω, (aor II) ηὗρον/εὗρον, ηὕρηκα/εὕρηκα, εὕρημαι, εὑρέθην</text:p>
          </table:table-cell>
          <table:table-cell office:value-type="string" table:style-name="ce5">
            <text:p>trov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ἔχω, ἕξω or σχήσω, (aor II) ἔσχον, ἔσχηκα, (imperf) εἶχον</text:p>
          </table:table-cell>
          <table:table-cell office:value-type="string" table:style-name="ce5">
            <text:p>avere; stare (+avv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ἡγέομαι, ἡγήσομαι, ἡγησάμην, ἥγημαι</text:p>
          </table:table-cell>
          <table:table-cell office:value-type="string" table:style-name="ce5">
            <text:p>guidare; riten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ἥκω, ἥξω, pf. ἧκα</text:p>
          </table:table-cell>
          <table:table-cell office:value-type="string" table:style-name="ce5">
            <text:p>essere giu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ζάω, ζήσω, ἔζησα, ἔζηκα</text:p>
          </table:table-cell>
          <table:table-cell office:value-type="string" table:style-name="ce5">
            <text:p>viv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ζητέω, ζητήσω, ἐζήτησα, ἐζήτηκα</text:p>
          </table:table-cell>
          <table:table-cell office:value-type="string" table:style-name="ce5">
            <text:p>cerc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θαυμάζω, θαυμάσομαι, ἐθαύμασα, τεθαύμακα, τεθαύμασμαι, ἐθαυμάσθην</text:p>
          </table:table-cell>
          <table:table-cell office:value-type="string" table:style-name="ce5">
            <text:p>meravigli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νῄσκω, (aor II) ἔθανον, τέθνηκα, θανοῦμαι</text:p>
          </table:table-cell>
          <table:table-cell office:value-type="string" table:style-name="ce5">
            <text:p>morire, essere ucci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ύω, θύσω, ἔθυσα, τέθυκα, τέθυμαι, ἐτύθην</text:p>
          </table:table-cell>
          <table:table-cell office:value-type="string" table:style-name="ce5">
            <text:p>sacrific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ἵημι, ἥσω, ἧκα, εἷκα, εἷμαι, εἵθην</text:p>
          </table:table-cell>
          <table:table-cell office:value-type="string" table:style-name="ce5">
            <text:p>mandare; spedire; mettere in moto; (al medio) affrettarsi, correre vers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ἵστημι, στήσω, ἔστησα, (aor II) ἔστην, ἕστηκα, (piuccheperfetto) εἱστήκη, ἐστάθην</text:p>
          </table:table-cell>
          <table:table-cell office:value-type="string" table:style-name="ce5">
            <text:p>collocare; (al medio) star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καθίστημι, καταστήσω, κατέστησα, κατέστην, καθέστηκα, (piuccheperfetto) καθειστήκη, κατεστάθην</text:p>
          </table:table-cell>
          <table:table-cell office:value-type="string" table:style-name="ce5">
            <text:p>disporre, stabilire; portare in un certo stato, ren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αλέω, καλῶ, ἐκάλεσα, κέκληκα, κέκλημαι, ἐκλήθην</text:p>
          </table:table-cell>
          <table:table-cell office:value-type="string" table:style-name="ce5">
            <text:p>chiamare, convoc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αταλαμβάνω, καταλήψομαι, κατέλαβον, κατείληφα, κατείλημμαι, κατελήφθην</text:p>
          </table:table-cell>
          <table:table-cell office:value-type="string" table:style-name="ce5">
            <text:p>afferrare, prendere, arrestare, costrin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ατασκευάζω, κατασκευάσω, κατεσκεύασα</text:p>
          </table:table-cell>
          <table:table-cell office:value-type="string" table:style-name="ce5">
            <text:p>preparare, equipaggiare, forn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ατηγορέω, κατηγορήσω, κατηγόρησα, κατηγόρηκα, κατηγόρημαι, κατηγορήθην</text:p>
          </table:table-cell>
          <table:table-cell office:value-type="string" table:style-name="ce5">
            <text:p>accusare, incolpare (+gen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ελεύω, κελεύσω, ἐκέλευσα, κεκέλευκα, κεκέλευσμαι, ἐκελεύσθην</text:p>
          </table:table-cell>
          <table:table-cell office:value-type="string" table:style-name="ce5">
            <text:p>ordinare, invitare (+acc e infinit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εῖμαι, κείσομαι</text:p>
          </table:table-cell>
          <table:table-cell office:value-type="string" table:style-name="ce5">
            <text:p>giacere, trovarsi, essere stabilito (usato come perfetto passivo di τίθημι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ινέω, κινήσω, ἐκίνησα, κεκίνηκα, κεκίνημαι, ἐκινήθην</text:p>
          </table:table-cell>
          <table:table-cell office:value-type="string" table:style-name="ce5">
            <text:p>muovere, mettere in moto; agit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ομίζω, κομιῶ, ἐκόμισα, κεκόμικα, κεκόμισμαι, ἐκομίσθην</text:p>
          </table:table-cell>
          <table:table-cell office:value-type="string" table:style-name="ce5">
            <text:p>prendersi cura di, provvedere 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ρατέω, κρατήσω, ἐκράτησα, κεκράτηκα, κεκράτημαι, ἐκρατήθην</text:p>
          </table:table-cell>
          <table:table-cell office:value-type="string" table:style-name="ce5">
            <text:p>vincere, conquistare, prevalere, eccellere (+gen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ρίνω, κρινῶ, ἔκρινα, κέκρικα, κέκριμαι, ἐκρίθην</text:p>
          </table:table-cell>
          <table:table-cell office:value-type="string" table:style-name="ce5">
            <text:p>giudicare, decidere, determin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τάομαι, κτήσομαι, ἐκτησάμην, κέκτημαι</text:p>
          </table:table-cell>
          <table:table-cell office:value-type="string" table:style-name="ce5">
            <text:p>acquistare, guadagnare; possed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κωλύω, κωλύσω, ἐκώλυσα, κεκώλυκα, κεκώλυμαι, ἐκωλύθην</text:p>
          </table:table-cell>
          <table:table-cell office:value-type="string" table:style-name="ce5">
            <text:p>impedire (+acc e infinito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αλέω, λαλήσω, ἐλάλησα, λελάληκα, ἐλαλήθην</text:p>
          </table:table-cell>
          <table:table-cell office:value-type="string" table:style-name="ce5">
            <text:p>parlare, chiacchierare, raccont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λαμβάνω, λήψομαι, ἔλαβον, εἴληφα, εἴλημμαι, ἐλήφθην</text:p>
          </table:table-cell>
          <table:table-cell office:value-type="string" table:style-name="ce5">
            <text:p>prender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λανθάνω, λήσω, ἔλαθον, λέληθα</text:p>
          </table:table-cell>
          <table:table-cell office:value-type="string" table:style-name="ce5">
            <text:p>nascondersi; sfuggire all'attenzione di (+acc e nominativo del participio), essere ignoto; (al medio e passivo) dimenticare, dimenticars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λέγω, ἐρῶ, εἶπον, εἴρηκα, λέλεγμαι, ἐλέχθην/ἐρρήθην</text:p>
          </table:table-cell>
          <table:table-cell office:value-type="string" table:style-name="ce5">
            <text:p>dire; parl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λείπω, λείψω, ἔλιπον, λέλοιπα, λέλειμμαι, ἐλείφθην</text:p>
          </table:table-cell>
          <table:table-cell office:value-type="string" table:style-name="ce5">
            <text:p>lasciare, abbandon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ύω, λύσω, ἔλυσα, λέλυκα, λέλυμαι, ἐλύθην</text:p>
          </table:table-cell>
          <table:table-cell office:value-type="string" table:style-name="ce5">
            <text:p>sciogliere, liberare; distrug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ανθάνω, μαθήσομαι, ἔμαθον, μεμάθηκα</text:p>
          </table:table-cell>
          <table:table-cell office:value-type="string" table:style-name="ce5">
            <text:p>impa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άχομαι, μαχοῦμαι, ἐμαχεσάμην, μεμάχημαι</text:p>
          </table:table-cell>
          <table:table-cell office:value-type="string" table:style-name="ce5">
            <text:p>combattere contro (+dat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λλω, μελλήσω, ἐμέλλησα</text:p>
          </table:table-cell>
          <table:table-cell office:value-type="string" table:style-name="ce5">
            <text:p>(+infinito) essere in procinto di, pensare di f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νω, μενῶ, ἔμεινα, μεμένηκα</text:p>
          </table:table-cell>
          <table:table-cell office:value-type="string" table:style-name="ce5">
            <text:p>stare, rimanere; resistere; aspet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ίγνυμι, μείξω, ἔμειξα, μέμειγμαι, ἐμείχθην</text:p>
          </table:table-cell>
          <table:table-cell office:value-type="string" table:style-name="ce5">
            <text:p>mescol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μιμνήσκω, μνήσω, έμνησα, (perfetto) μέμνημαι, ἐμνήσθην</text:p>
          </table:table-cell>
          <table:table-cell office:value-type="string" table:style-name="ce5">
            <text:p>rammentare; (al perfetto medio) ricordars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νικάω, νικήσω, ἐνίκησα, νενίκηκα, νενίκημαι, ἐνικήθην</text:p>
          </table:table-cell>
          <table:table-cell office:value-type="string" table:style-name="ce5">
            <text:p>vincere, conquist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νομίζω, νομιῶ, ἐνόμισα, νενόμικα, νενόμισμαι, ἐνομίσθην</text:p>
          </table:table-cell>
          <table:table-cell office:value-type="string" table:style-name="ce5">
            <text:p>pensare, ritenere (+acc e infinito); essere abituati a (+infinit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οἶδα, infinito εἰδέναι, imper. ἴσθι, [piucchepf usato come imperf] ᾔδειν</text:p>
          </table:table-cell>
          <table:table-cell office:value-type="string" table:style-name="ce5">
            <text:p>sapere [perfetto con forza di presente]; sapere come (+infinito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κέω, οἰκήσω, ᾤκησα, ᾤκηκα, ᾠκήθην</text:p>
          </table:table-cell>
          <table:table-cell office:value-type="string" table:style-name="ce5">
            <text:p>abitare, insediars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οἴομαι/οἶμαι, οἰήσομαι, (imperf) ᾤμην, aor. ᾠήθην</text:p>
          </table:table-cell>
          <table:table-cell office:value-type="string" table:style-name="ce5">
            <text:p>pensare (+acc e infinit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ὁμολογέω, ὁμολογήσω, ὡμολόγησα, ὡμολόγηκα, ὡμολόγημαι, ὡμολογήθην</text:p>
          </table:table-cell>
          <table:table-cell office:value-type="string" table:style-name="ce5">
            <text:p>accordarsi, essere d'accordo (+dat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ὀνομάζω, ὀνομάσω, ὠνόμασα, ὠνόμακα, ὠνόμασμαι, ὠνομάσθην</text:p>
          </table:table-cell>
          <table:table-cell office:value-type="string" table:style-name="ce5">
            <text:p>chiamare per nom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ὁράω, ὄψομαι, (aor II) εἶδον, ἑόρακα/ἑώρακα, ὤφθην, (imperf) ἑώρων</text:p>
          </table:table-cell>
          <table:table-cell office:value-type="string" table:style-name="ce5">
            <text:p>vedere; guard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ὁρμάω, ὁρμήσω, ὥρμησα, ὥρμηκα, ὥρμημαι, ὡρμήθην</text:p>
          </table:table-cell>
          <table:table-cell office:value-type="string" table:style-name="ce5">
            <text:p>mettere in moto, spingere; (intrans.) partire, affrettarsi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πάρειμι</text:p>
          </table:table-cell>
          <table:table-cell office:value-type="string" table:style-name="ce5">
            <text:p>essere presenti; (impersonale) πάρεστί μοι dipende da me; τὰ παρόντα le circostanze presenti; τὸ παρόν solo or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αρέχω, παρέξω, παρέσχον, παρέσχηκα, (imperfetto) παρεῖχον</text:p>
          </table:table-cell>
          <table:table-cell office:value-type="string" table:style-name="ce5">
            <text:p>procu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αραδίδωμι, παραδώσω, παρέδωκα, παραδέδωκα, παραδέδομαι, παρεδόθην</text:p>
          </table:table-cell>
          <table:table-cell office:value-type="string" table:style-name="ce5">
            <text:p>trasmttere, consegnare; ce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ρασκευάζω, παρασκευάσω, παρεσκεύασα</text:p>
          </table:table-cell>
          <table:table-cell office:value-type="string" table:style-name="ce5">
            <text:p>approntare, prepa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άσχω, πείσομαι, ἔπαθον, πέπονθα</text:p>
          </table:table-cell>
          <table:table-cell office:value-type="string" table:style-name="ce5">
            <text:p>soffrire, provare; essere affetti in un certo modo (+avv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αύω, παύσω, ἔπαυσα, πέπαυκα, πέπαυμαι, ἐπαύθην</text:p>
          </table:table-cell>
          <table:table-cell office:value-type="string" table:style-name="ce5">
            <text:p>far cessare; (la medio) smett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είθω, πείσω, ἔπεισα, πέποιθα, πέπεισμαι, ἐπείσθην</text:p>
          </table:table-cell>
          <table:table-cell office:value-type="string" table:style-name="ce5">
            <text:p>persuadere; (al medio e passivo) obbedire, credere in (+dat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ειράω (di solito al medio πειράομαι), πειράσομαι, ἐπείρασα, πεπείραμαι, ἐπειράθην</text:p>
          </table:table-cell>
          <table:table-cell office:value-type="string" table:style-name="ce5">
            <text:p>provare, tentare; fare prova di (+gen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έμπω, πέμψω, ἔπεμψα, πέπομφα, πέπεμμαι, ἐπέμφθην</text:p>
          </table:table-cell>
          <table:table-cell office:value-type="string" table:style-name="ce5">
            <text:p>mandare, invi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ίνω, πίομαι, (aor II) ἔπιον, πέπωκα, πέπομαι, επόθην</text:p>
          </table:table-cell>
          <table:table-cell office:value-type="string" table:style-name="ce5">
            <text:p>b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ίπτω, πεσοῦμαι, ἔπεσον, πέπτωκα</text:p>
          </table:table-cell>
          <table:table-cell office:value-type="string" table:style-name="ce5">
            <text:p>cadere; soccombe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ιστεύω, πιστεύσω, ἐπίστευσα, πεπίστευκα, πεπίστευμαι, ἐπιστεύθην</text:p>
          </table:table-cell>
          <table:table-cell office:value-type="string" table:style-name="ce5">
            <text:p>fidarsi, credere, trust, affidarsi, credere in (+dat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λέω, πλεύσομαι, ἔπλευσα, πέπλευκα, πέπλευσμαι, ἐπλεύσθην</text:p>
          </table:table-cell>
          <table:table-cell office:value-type="string" table:style-name="ce5">
            <text:p>navig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οιέω, ποιήσω, ἐποίησα, πεποίηκα, πεποίημαι, ἐποιήθην</text:p>
          </table:table-cell>
          <table:table-cell office:value-type="string" table:style-name="ce5">
            <text:p>fare; creare; (al medio) considerare, riconosc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λεμέω, πολεμήσω, ἐπολέμησα, πεπολέμηκα</text:p>
          </table:table-cell>
          <table:table-cell office:value-type="string" table:style-name="ce5">
            <text:p>fare guerra; litig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ορεύω, πορεύσω, ἐπόρευσα, πεπόρευμαι, ἐπορεύθην</text:p>
          </table:table-cell>
          <table:table-cell office:value-type="string" table:style-name="ce5">
            <text:p>portare; (al medio e passivo) recarsi, andare, viaggi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ράσσω, πράξω, ἔπραξα, πέπραχα, πέπραγμαι, ἐπράχθην</text:p>
          </table:table-cell>
          <table:table-cell office:value-type="string" table:style-name="ce5">
            <text:p>fare, eseguire; fare in un certo modo (+avv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ροσήκω προσήξω</text:p>
          </table:table-cell>
          <table:table-cell office:value-type="string" table:style-name="ce5">
            <text:p>convenire; essere adatto (+dat); arrivare a; οἱ προσήκοντες i parenti; τὰ προσήκoντα i doveri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προστίθημι, προσθήσω, προσέθηκα, προστέθηκα, προστέθειμαι (ma comunemente προσκεῖμαι), προσετέθην</text:p>
          </table:table-cell>
          <table:table-cell office:value-type="string" table:style-name="ce5">
            <text:p>applicare; adoperare; (al medio) unirsi 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πυνθάνομαι, πεύσομαι, (aor II) ἐπυθόμην, πέπυσμαι</text:p>
          </table:table-cell>
          <table:table-cell office:value-type="string" table:style-name="ce5">
            <text:p>informarsi; venire a sapere; chiedere a proposito di (+gen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κοπέω, σκοπήσω, ἐσκόπησα</text:p>
          </table:table-cell>
          <table:table-cell office:value-type="string" table:style-name="ce5">
            <text:p>osservare, guardare; considerare; esaminar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συμβαίνω, συμβήσομαι, (aor II) συνέβην, συμβέβηκα</text:p>
          </table:table-cell>
          <table:table-cell office:value-type="string" table:style-name="ce5">
            <text:p>incontrare; accordarsi, correspond; accadere, succedere; avvenire in un certo modo (+avv), riuscir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συμφέρω, συνοίσω, συνήνεγκα</text:p>
          </table:table-cell>
          <table:table-cell office:value-type="string" table:style-name="ce5">
            <text:p>beneficiare, essere utile o vantaggioso a (+dat); (impers.) συμφέρει conviene, è vantaggioso (+infinito); τὸ συμφέρον l'utile, il vantaggio, il profit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ῴζω, σώσω, ἔσωσα, σέσωκα, ἐσώθην</text:p>
          </table:table-cell>
          <table:table-cell office:value-type="string" table:style-name="ce5">
            <text:p>salv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άσσω, τάξω, ἔταξα, τέταχα, τέταγμαι, ἐτάχθην</text:p>
          </table:table-cell>
          <table:table-cell office:value-type="string" table:style-name="ce5">
            <text:p>disporre; schie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ελευτάω, τελευτήσω, ἐτελεύτησα, τετελεύτηκα, τετελεύτημαι, ἐτελευτήθην</text:p>
          </table:table-cell>
          <table:table-cell office:value-type="string" table:style-name="ce5">
            <text:p>finire; mor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έμνω, τεμῶ, (aor II) ἔτεμον, τέτμηκα, τέτμημαι, ἐτμήθην</text:p>
          </table:table-cell>
          <table:table-cell office:value-type="string" table:style-name="ce5">
            <text:p>tagliare, dividere, spacc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ίθημι, θήσω, ἔθηκα, τέθηκα, τέθειμαι (ma di solito κεῖμαι), ἐτέθην</text:p>
          </table:table-cell>
          <table:table-cell office:value-type="string" table:style-name="ce5">
            <text:p>porre, collocare; stabilire, ordinare, istituire; mettere in un certo stat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ίκτω, τέξω or τέξομαι, ἔτεκον, τέτοκα, τέτεγμαι, ἐτέχθην</text:p>
          </table:table-cell>
          <table:table-cell office:value-type="string" table:style-name="ce5">
            <text:p>generare, dare alla luce, produr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ιμάω, τιμήσω, ἐτίμησα, τετίμηκα, τετίμημαι, ἐτιμήθην</text:p>
          </table:table-cell>
          <table:table-cell office:value-type="string" table:style-name="ce5">
            <text:p>onor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ολμάω, τολμήσω, ἐτόλμησα, τετόλμηκα, τετόλμημαι, ἐτολμήθην</text:p>
          </table:table-cell>
          <table:table-cell office:value-type="string" table:style-name="ce5">
            <text:p>osare, avere coraggio; soppor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ρέπω, τρέψω, ἔτρεψα, τέτροφα, ἐτράπην</text:p>
          </table:table-cell>
          <table:table-cell office:value-type="string" table:style-name="ce5">
            <text:p>vol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ρέφω, θρέψω, ἔθρεψα, τέθραμμαι, ἐτράφην</text:p>
          </table:table-cell>
          <table:table-cell office:value-type="string" table:style-name="ce5">
            <text:p>nutr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τυγχάνω, τεύξομαι, ἔτυχον, τετύχηκα. τέτυγμαι, ἐτύχθην</text:p>
          </table:table-cell>
          <table:table-cell office:value-type="string" table:style-name="ce5">
            <text:p>avere dalla sorte (+gen); ottenere, trovarsi (+participi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ὑπάρχω, ὑπάρξω, ὑπῆρξα, ὑπῆργμαι, ὑπήρχθην</text:p>
          </table:table-cell>
          <table:table-cell office:value-type="string" table:style-name="ce5">
            <text:p>esserci, esistere; τὰ ὑπάρχοντα le circostanze attual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ὑπολαμβάνω, ὑπολήψομαι, ὑπέλαβον, ὑπείληφα, ὑπείλημμαι, ὑπελήφθην</text:p>
          </table:table-cell>
          <table:table-cell office:value-type="string" table:style-name="ce5">
            <text:p>prendere; rispondere; pensa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αίνω, φανῶ, ἔφηνα, πέφηνα, πέφασμαι, ἐφάνην</text:p>
          </table:table-cell>
          <table:table-cell office:value-type="string" table:style-name="ce5">
            <text:p>mostrare; (al medio) apparire (+participio or infinito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έρω, οἴσω, (aor I) ἤνεγκα, (aor II) ἤνεγκον, ἐνήνοχα, ἐνήνεγμαι, ἠνέχθην</text:p>
          </table:table-cell>
          <table:table-cell office:value-type="string" table:style-name="ce5">
            <text:p>portare; produrre; φέρε come now, wel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εύγω, φεύξομαι, ἔφυγον, πέφευγα</text:p>
          </table:table-cell>
          <table:table-cell office:value-type="string" table:style-name="ce5">
            <text:p>fuggire; essere imput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ημί, φήσω, (imperf) ἔφην</text:p>
          </table:table-cell>
          <table:table-cell office:value-type="string" table:style-name="ce5">
            <text:p>affermare; οὐ φημί negare, dire che...n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οβέω, φοβήσω, ἐφόβησα, πεφόβημαι, ἐφοβήθην</text:p>
          </table:table-cell>
          <table:table-cell office:value-type="string" table:style-name="ce5">
            <text:p>far paura; (al medio e passivo) temere, fuggir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ράζω, φράσω, ἔφρασα, πέφρακα, πέφρασμαι, ἐφράσθην</text:p>
          </table:table-cell>
          <table:table-cell office:value-type="string" table:style-name="ce5">
            <text:p>rivelare, annunciare; (al medio e passivo) riflet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ρονέω, φρονήσω, ἐφρόνησα</text:p>
          </table:table-cell>
          <table:table-cell office:value-type="string" table:style-name="ce5">
            <text:p>pensare (+infinito); essere propenso a (+avv e dat.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υλάσσω, φυλάξω, ἐφύλαξα, πεφύλαχα, πεφύλαγμαι, ἐφυλάχθην</text:p>
          </table:table-cell>
          <table:table-cell office:value-type="string" table:style-name="ce5">
            <text:p>fare la guardia, difendere; (al medio) guardarsi da (+acc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φύω, φύσω, ἔφυσα</text:p>
          </table:table-cell>
          <table:table-cell office:value-type="string" table:style-name="ce5">
            <text:p>produrre, generare, mettere fuori; (aor II) ἔφυν far crescere, pf. πέφυκα essere per natur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χαίρω, χαιρήσω, κεχάρηκα, κεχάρημαι, ἐχάρην</text:p>
          </table:table-cell>
          <table:table-cell office:value-type="string" table:style-name="ce5">
            <text:p>essere lieto, gioire a (+dat), godere a (+participio); χαῖρε, (pl.) χαίρετε salve a tutti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χράομαι, χρήσομαι, ἐχρησάμην, κέχρημαι, ἐχρήσθην</text:p>
          </table:table-cell>
          <table:table-cell office:value-type="string" table:style-name="ce5">
            <text:p>usare (+dat); trattare qualcuno in un certo modo (+dat e avverbio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ή, (imperf) χρῆν/ἐχρῆν, (infinito) χρῆναι</text:p>
          </table:table-cell>
          <table:table-cell office:value-type="string" table:style-name="ce5">
            <text:p>essere necessario (+infinito o +acc e infinito)</text:p>
          </table:table-cell>
          <table:table-cell table:number-columns-repeated="16382"/>
        </table:table-row>
        <table:table-row table:number-rows-repeated="1048425" table:style-name="ro2">
          <table:table-cell table:number-columns-repeated="16384"/>
        </table:table-row>
      </table:table>
      <table:table table:name="DCC500_NOMI" table:style-name="ta3">
        <table:table-column table:style-name="co30" table:default-cell-style-name="ce6"/>
        <table:table-column table:style-name="co31" table:default-cell-style-name="ce7"/>
        <table:table-column table:style-name="co3" table:number-columns-repeated="16382" table:default-cell-style-name="ce1"/>
        <table:table-row table:style-name="ro2">
          <table:table-cell office:value-type="string" table:style-name="ce6">
            <text:p>ἀγών, ἀγῶνος, ὁ</text:p>
          </table:table-cell>
          <table:table-cell office:value-type="string" table:style-name="ce7">
            <text:p>piazza; lotta; process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δελφός, –οῦ, ὁ</text:p>
          </table:table-cell>
          <table:table-cell office:value-type="string" table:style-name="ce7">
            <text:p>fratell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αἷμα, αἵματος, τό</text:p>
          </table:table-cell>
          <table:table-cell office:value-type="string" table:style-name="ce7">
            <text:p>sangu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αἰτία, αἰτίας, ἡ</text:p>
          </table:table-cell>
          <table:table-cell office:value-type="string" table:style-name="ce7">
            <text:p>causa; colpa; accu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λήθεια, ἀληθείας, ἡ</text:p>
          </table:table-cell>
          <table:table-cell office:value-type="string" table:style-name="ce7">
            <text:p>ver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νάγκη, ἀνάγκης, ἡ</text:p>
          </table:table-cell>
          <table:table-cell office:value-type="string" table:style-name="ce7">
            <text:p>necess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ἄνθρωπος, –ου, ὁ/ἡ</text:p>
          </table:table-cell>
          <table:table-cell office:value-type="string" table:style-name="ce7">
            <text:p>essere uma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νήρ, ἀνδρός, ὁ</text:p>
          </table:table-cell>
          <table:table-cell office:value-type="string" table:style-name="ce7">
            <text:p>uomo, mari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ργύριον, ἀργυρίου, τό</text:p>
          </table:table-cell>
          <table:table-cell office:value-type="string" table:style-name="ce7">
            <text:p>argento, d'argento; sold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ρετή, ἀρετῆς, ἡ</text:p>
          </table:table-cell>
          <table:table-cell office:value-type="string" table:style-name="ce7">
            <text:p>eccellenza; virtù; valore militare, coragg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ριθμός, –οῦ, ὁ</text:p>
          </table:table-cell>
          <table:table-cell office:value-type="string" table:style-name="ce7">
            <text:p>num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ρχή, ἀρχῆς, ἡ</text:p>
          </table:table-cell>
          <table:table-cell office:value-type="string" table:style-name="ce7">
            <text:p>inizio, origine; comand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ασιλεύς, βασιλέως, ὁ</text:p>
          </table:table-cell>
          <table:table-cell office:value-type="string" table:style-name="ce7">
            <text:p>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ίος, βίου, ὁ</text:p>
          </table:table-cell>
          <table:table-cell office:value-type="string" table:style-name="ce7">
            <text:p>vi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ουλή, βουλῆς, ἡ</text:p>
          </table:table-cell>
          <table:table-cell office:value-type="string" table:style-name="ce7">
            <text:p>volontà, determinazione; consigl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οῦς, βοός, ὁ/ἡ</text:p>
          </table:table-cell>
          <table:table-cell office:value-type="string" table:style-name="ce7">
            <text:p>toro, bue, mucc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ένος, γένους, τό</text:p>
          </table:table-cell>
          <table:table-cell office:value-type="string" table:style-name="ce7">
            <text:p>razza, famiglia; genere, class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ῆ, γῆς, ἡ</text:p>
          </table:table-cell>
          <table:table-cell office:value-type="string" table:style-name="ce7">
            <text:p>terra, territor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νώμη, γνώμης, ἡ</text:p>
          </table:table-cell>
          <table:table-cell office:value-type="string" table:style-name="ce7">
            <text:p>pensiero, sentenza, proverb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λῶσσα, γλώσσης, ἡ</text:p>
          </table:table-cell>
          <table:table-cell office:value-type="string" table:style-name="ce7">
            <text:p>lingua; linguag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ράμμα, γράμματος, τό</text:p>
          </table:table-cell>
          <table:table-cell office:value-type="string" table:style-name="ce7">
            <text:p>lettera, carattere; (plur) uno scritto, document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ραφή, γραφῆς, ἡ</text:p>
          </table:table-cell>
          <table:table-cell office:value-type="string" table:style-name="ce7">
            <text:p>disegno, pittura, documento scritto; atto di accusa scrit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γυνή, γυναικός, ἡ</text:p>
          </table:table-cell>
          <table:table-cell office:value-type="string" table:style-name="ce7">
            <text:p>donna, mogli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ίκη, δίκης, ἡ</text:p>
          </table:table-cell>
          <table:table-cell office:value-type="string" table:style-name="ce7">
            <text:p>giustizia; process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αίμων, δαίμονος, ὁ/ἡ</text:p>
          </table:table-cell>
          <table:table-cell office:value-type="string" table:style-name="ce7">
            <text:p>spirito, dio, dem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εσπότης, –ου, ὁ</text:p>
          </table:table-cell>
          <table:table-cell office:value-type="string" table:style-name="ce7">
            <text:p>padrone di casa; sovrano assolu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ιαφορά, –ᾶς, ἡ</text:p>
          </table:table-cell>
          <table:table-cell office:value-type="string" table:style-name="ce7">
            <text:p>differenza; disaccord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οῦλος, δούλου, ὁ</text:p>
          </table:table-cell>
          <table:table-cell office:value-type="string" table:style-name="ce7">
            <text:p>schiav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όξα, δόξης, ἡ</text:p>
          </table:table-cell>
          <table:table-cell office:value-type="string" table:style-name="ce7">
            <text:p>opinione, apparenza; fama, onore glor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ύναμις, δυνάμεως, ἡ</text:p>
          </table:table-cell>
          <table:table-cell office:value-type="string" table:style-name="ce7">
            <text:p>potenza; eserci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ῆμος, δήμου, ὁ</text:p>
          </table:table-cell>
          <table:table-cell office:value-type="string" table:style-name="ce7">
            <text:p>popolo; distretto (opp. πόλι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ἔθνος, ἔθνους, τό</text:p>
          </table:table-cell>
          <table:table-cell office:value-type="string" table:style-name="ce7">
            <text:p>na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λπίς, ἐλπίδος, ἡ</text:p>
          </table:table-cell>
          <table:table-cell office:value-type="string" table:style-name="ce7">
            <text:p>speranza; previs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ἶδος, εἴδους, τό</text:p>
          </table:table-cell>
          <table:table-cell office:value-type="string" table:style-name="ce7">
            <text:p>forma, aspetto; specie, classe, gene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ἰκός, εἰκότος, τό</text:p>
          </table:table-cell>
          <table:table-cell office:value-type="string" table:style-name="ce7">
            <text:p>somiglianza, probabilità; εἰκός (ἐστι) è probabile che (+infinito) →ἔοικα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ἰρήνη, εἰρήνης, ἡ</text:p>
          </table:table-cell>
          <table:table-cell office:value-type="string" table:style-name="ce7">
            <text:p>pac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πιστήμη –ης, ἡ</text:p>
          </table:table-cell>
          <table:table-cell office:value-type="string" table:style-name="ce7">
            <text:p>conoscenza, scienza, sapere; abilità, periz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ἔπος, ἔπους, τό</text:p>
          </table:table-cell>
          <table:table-cell office:value-type="string" table:style-name="ce7">
            <text:p>parola, racconto, favola; profez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ἔργον, ἔργου, τό</text:p>
          </table:table-cell>
          <table:table-cell office:value-type="string" table:style-name="ce7">
            <text:p>opera, impresa, lavo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ἔτος, ἔτους, τό</text:p>
          </table:table-cell>
          <table:table-cell office:value-type="string" table:style-name="ce7">
            <text:p>an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ἡγεμών, ἡγεμόνος, ὁ</text:p>
          </table:table-cell>
          <table:table-cell office:value-type="string" table:style-name="ce7">
            <text:p>guida, comandante, condotti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ἡδονή, –ῆς, ἡ</text:p>
          </table:table-cell>
          <table:table-cell office:value-type="string" table:style-name="ce7">
            <text:p>piacere, godimen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ἥλιος, ἡλίου, ὁ</text:p>
          </table:table-cell>
          <table:table-cell office:value-type="string" table:style-name="ce7">
            <text:p>so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ἡμέρα, ἡμέρας, ἡ</text:p>
          </table:table-cell>
          <table:table-cell office:value-type="string" table:style-name="ce7">
            <text:p>gior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ζῷον, ζῴου, τό</text:p>
          </table:table-cell>
          <table:table-cell office:value-type="string" table:style-name="ce7">
            <text:p>essere vivente; anima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άλασσα, θαλάσσης, ἡ</text:p>
          </table:table-cell>
          <table:table-cell office:value-type="string" table:style-name="ce7">
            <text:p>il ma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άνατος, θανάτου, ὁ</text:p>
          </table:table-cell>
          <table:table-cell office:value-type="string" table:style-name="ce7">
            <text:p>mor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εός,θεοῦ, ὁ/ἡ</text:p>
          </table:table-cell>
          <table:table-cell office:value-type="string" table:style-name="ce7">
            <text:p>dio, de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υγάτηρ, θυγατρός, ἡ</text:p>
          </table:table-cell>
          <table:table-cell office:value-type="string" table:style-name="ce7">
            <text:p>figl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υμός, θυμοῦ, ὁ</text:p>
          </table:table-cell>
          <table:table-cell office:value-type="string" table:style-name="ce7">
            <text:p>vita; sentimento, volontà; pensiero; animo, desider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ἱππεύς, ἱππέως, ὁ</text:p>
          </table:table-cell>
          <table:table-cell office:value-type="string" table:style-name="ce7">
            <text:p>cavalie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ἵππος, ἵππου, ὁ</text:p>
          </table:table-cell>
          <table:table-cell office:value-type="string" table:style-name="ce7">
            <text:p>cavall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αιρός, καιροῦ, ὁ</text:p>
          </table:table-cell>
          <table:table-cell office:value-type="string" table:style-name="ce7">
            <text:p>misura giusta; tempo giusto; opportunità, occasione; circostanz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εφαλή, –ῆς, ἡ</text:p>
          </table:table-cell>
          <table:table-cell office:value-type="string" table:style-name="ce7">
            <text:p>tes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ίνδυνος, κινδύνου, ὁ</text:p>
          </table:table-cell>
          <table:table-cell office:value-type="string" table:style-name="ce7">
            <text:p>pericolo, risch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όσμος, κόσμου, ὁ</text:p>
          </table:table-cell>
          <table:table-cell office:value-type="string" table:style-name="ce7">
            <text:p>ordine; decoro, decenza, dignità; mondo, ordine, cosmico, univers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ύκλος, κύκλου, ὁ</text:p>
          </table:table-cell>
          <table:table-cell office:value-type="string" table:style-name="ce7">
            <text:p>cerchio; sfera; movimento circola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ύριος, κυρίου, ὁ</text:p>
          </table:table-cell>
          <table:table-cell office:value-type="string" table:style-name="ce7">
            <text:p>che ha potere; padr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λαός, λαοῦ, ὁ</text:p>
          </table:table-cell>
          <table:table-cell office:value-type="string" table:style-name="ce7">
            <text:p>popolo; foll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λίθος, λίθου, ὁ</text:p>
          </table:table-cell>
          <table:table-cell office:value-type="string" table:style-name="ce7">
            <text:p>pietr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λόγος, λόγου, ὁ</text:p>
          </table:table-cell>
          <table:table-cell office:value-type="string" table:style-name="ce7">
            <text:p>parola; discorso; ragionamen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άρτυς, μάρτυρος, ὁ/ἡ</text:p>
          </table:table-cell>
          <table:table-cell office:value-type="string" table:style-name="ce7">
            <text:p>testim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άχη, μάχης, ἡ</text:p>
          </table:table-cell>
          <table:table-cell office:value-type="string" table:style-name="ce7">
            <text:p>battagl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έγεθος, μεγέθους, τό</text:p>
          </table:table-cell>
          <table:table-cell office:value-type="string" table:style-name="ce7">
            <text:p>grandezza, statura, altezz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έρος, μέρους, τό</text:p>
          </table:table-cell>
          <table:table-cell office:value-type="string" table:style-name="ce7">
            <text:p>parte; incarico; situa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ήτηρ, μητρός, ἡ</text:p>
          </table:table-cell>
          <table:table-cell office:value-type="string" table:style-name="ce7">
            <text:p>mad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αός (νεώς), ναοῦ (νεώ), ὁ</text:p>
          </table:table-cell>
          <table:table-cell office:value-type="string" table:style-name="ce7">
            <text:p>temp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αῦς, νεώς, ἡ</text:p>
          </table:table-cell>
          <table:table-cell office:value-type="string" table:style-name="ce7">
            <text:p>nav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ίκη, νίκης, ἡ</text:p>
          </table:table-cell>
          <table:table-cell office:value-type="string" table:style-name="ce7">
            <text:p>vittor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όμος, νόμου, ὁ</text:p>
          </table:table-cell>
          <table:table-cell office:value-type="string" table:style-name="ce7">
            <text:p>legge; costume, tradi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όσος, νόσου, ὁ</text:p>
          </table:table-cell>
          <table:table-cell office:value-type="string" table:style-name="ce7">
            <text:p>malattia, infermità; foll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οῦς (νόος), νοῦ (νόου), ὁ</text:p>
          </table:table-cell>
          <table:table-cell office:value-type="string" table:style-name="ce7">
            <text:p>mente; intelligenza; perspicac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ῆσος, νήσου, ἡ</text:p>
          </table:table-cell>
          <table:table-cell office:value-type="string" table:style-name="ce7">
            <text:p>isol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ύξ, νυκτός, ἡ</text:p>
          </table:table-cell>
          <table:table-cell office:value-type="string" table:style-name="ce7">
            <text:p>not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ξένος, ξένου, ὁ</text:p>
          </table:table-cell>
          <table:table-cell office:value-type="string" table:style-name="ce7">
            <text:p>ospite; strani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ὁδός, ὁδοῦ, ἡ</text:p>
          </table:table-cell>
          <table:table-cell office:value-type="string" table:style-name="ce7">
            <text:p>via, strad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ἰκία, οἰκίας, ἡ</text:p>
          </table:table-cell>
          <table:table-cell office:value-type="string" table:style-name="ce7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ἶκος, οἴκου, ὁ</text:p>
          </table:table-cell>
          <table:table-cell office:value-type="string" table:style-name="ce7">
            <text:p>casa; famigl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ὄνομα, ὀνόματος, τό</text:p>
          </table:table-cell>
          <table:table-cell office:value-type="string" table:style-name="ce7">
            <text:p>nome; fam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ὄρος, ὄρους, τό</text:p>
          </table:table-cell>
          <table:table-cell office:value-type="string" table:style-name="ce7">
            <text:p>montagna, collin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πλον, ὅπλου, τό</text:p>
          </table:table-cell>
          <table:table-cell office:value-type="string" table:style-name="ce7">
            <text:p>arma, utensile; armatura (al plurale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ὀφθαλμός, –οῦ, ὁ</text:p>
          </table:table-cell>
          <table:table-cell office:value-type="string" table:style-name="ce7">
            <text:p>occh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ὐρανός, –οῦ, ὁ</text:p>
          </table:table-cell>
          <table:table-cell office:value-type="string" table:style-name="ce7">
            <text:p>ciel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ὐσία, οὐσίας, ἡ</text:p>
          </table:table-cell>
          <table:table-cell office:value-type="string" table:style-name="ce7">
            <text:p>essenza; sostanza; l'esse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άθος, πάθους, τό</text:p>
          </table:table-cell>
          <table:table-cell office:value-type="string" table:style-name="ce7">
            <text:p>esperienza, prova, congiuntura; sofferenza, sciagura; passione, commozione; stato, condi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ατήρ, πατρός, ὁ</text:p>
          </table:table-cell>
          <table:table-cell office:value-type="string" table:style-name="ce7">
            <text:p>pad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ατρίς, πατρίδος, ἡ</text:p>
          </table:table-cell>
          <table:table-cell office:value-type="string" table:style-name="ce7">
            <text:p>(agg) patrio, degli av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αῖς, παιδός, ὁ/ἡ</text:p>
          </table:table-cell>
          <table:table-cell office:value-type="string" table:style-name="ce7">
            <text:p>fanciullo, figlio, figlia; schiav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ίστις, πίστεως, ἡ</text:p>
          </table:table-cell>
          <table:table-cell office:value-type="string" table:style-name="ce7">
            <text:p>fiducia, confidenza; ciò che dà confidenza, garanzia, fed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λῆθος, πλήθους, τό</text:p>
          </table:table-cell>
          <table:table-cell office:value-type="string" table:style-name="ce7">
            <text:p>quantità, moltitudine, foll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νεῦμα, πνεύματος, τό</text:p>
          </table:table-cell>
          <table:table-cell office:value-type="string" table:style-name="ce7">
            <text:p>soffio, wind, breath, spirit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ιητής, –οῦ, ὁ</text:p>
          </table:table-cell>
          <table:table-cell office:value-type="string" table:style-name="ce7">
            <text:p>creatore, poe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λιτεία, –ας, ἡ</text:p>
          </table:table-cell>
          <table:table-cell office:value-type="string" table:style-name="ce7">
            <text:p>costituzione; governo; cit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ταμός, –οῦ, ὁ</text:p>
          </table:table-cell>
          <table:table-cell office:value-type="string" table:style-name="ce7">
            <text:p>fium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ύς, ποδός, ὁ</text:p>
          </table:table-cell>
          <table:table-cell office:value-type="string" table:style-name="ce7">
            <text:p>pied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όλεμος, πολέμου, ὁ</text:p>
          </table:table-cell>
          <table:table-cell office:value-type="string" table:style-name="ce7">
            <text:p>guerr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όλις, πόλεως, ἡ</text:p>
          </table:table-cell>
          <table:table-cell office:value-type="string" table:style-name="ce7">
            <text:p>città, città-sta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όνος, πόνου, ὁ</text:p>
          </table:table-cell>
          <table:table-cell office:value-type="string" table:style-name="ce7">
            <text:p>fatica, lavoro; sforzo, travaglio, pen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ρᾶγμα, πράγματος, τό</text:p>
          </table:table-cell>
          <table:table-cell office:value-type="string" table:style-name="ce7">
            <text:p>fatto, azione, impresa, co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ρᾶξις, πράξεως, ἡ</text:p>
          </table:table-cell>
          <table:table-cell office:value-type="string" table:style-name="ce7">
            <text:p>azione; affare; impre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ρέσβυς, πρέσβεως, ὁ</text:p>
          </table:table-cell>
          <table:table-cell office:value-type="string" table:style-name="ce7">
            <text:p>il vecchio; (al plurale) ambasciator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ρόσωπον, προσώπου, τό</text:p>
          </table:table-cell>
          <table:table-cell office:value-type="string" table:style-name="ce7">
            <text:p>faccia, volto; personaggio, person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ῦρ, πυρός, τό</text:p>
          </table:table-cell>
          <table:table-cell office:value-type="string" table:style-name="ce7">
            <text:p>fuoc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ημεῖον, σημείου, τό</text:p>
          </table:table-cell>
          <table:table-cell office:value-type="string" table:style-name="ce7">
            <text:p>segno; segnale; contrasseg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άδιον, σταδίου, τό (al plurale στάδια e στάδιοι)</text:p>
          </table:table-cell>
          <table:table-cell office:value-type="string" table:style-name="ce7">
            <text:p>stadio, unità di misura lineare 185 metr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όμα, στόματος, τό</text:p>
          </table:table-cell>
          <table:table-cell office:value-type="string" table:style-name="ce7">
            <text:p>bocca; faccia; entra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ρατηγός, –οῦ, ὁ</text:p>
          </table:table-cell>
          <table:table-cell office:value-type="string" table:style-name="ce7">
            <text:p>condottiero, comandante, genera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ρατιά, –ᾶς, ἡ</text:p>
          </table:table-cell>
          <table:table-cell office:value-type="string" table:style-name="ce7">
            <text:p>esercito, arma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ρατιώτης, –ου, ὁ</text:p>
          </table:table-cell>
          <table:table-cell office:value-type="string" table:style-name="ce7">
            <text:p>solda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τρατός, –οῦ, ὁ</text:p>
          </table:table-cell>
          <table:table-cell office:value-type="string" table:style-name="ce7">
            <text:p>eserci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υμφορά, –ᾶς, ἡ</text:p>
          </table:table-cell>
          <table:table-cell office:value-type="string" table:style-name="ce7">
            <text:p>evento, circostanza, disgrazi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χῆμα, σχήματος, τό</text:p>
          </table:table-cell>
          <table:table-cell office:value-type="string" table:style-name="ce7">
            <text:p>figura; forma; aspetto; manier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ωτηρία, σωτηρίας, ἡ</text:p>
          </table:table-cell>
          <table:table-cell office:value-type="string" table:style-name="ce7">
            <text:p>salvezza; protezione; considera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ῶμα, σώματος, τό</text:p>
          </table:table-cell>
          <table:table-cell office:value-type="string" table:style-name="ce7">
            <text:p>corpo, cadave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άξις,τάξεως, ἡ</text:p>
          </table:table-cell>
          <table:table-cell office:value-type="string" table:style-name="ce7">
            <text:p>ordine; ordinamento; corpo d'arma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έκνον, τέκνου, τό</text:p>
          </table:table-cell>
          <table:table-cell office:value-type="string" table:style-name="ce7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έλος, τέλους, τό</text:p>
          </table:table-cell>
          <table:table-cell office:value-type="string" table:style-name="ce7">
            <text:p>fine; compimento; esi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έχνη, τέχνης, ἡ</text:p>
          </table:table-cell>
          <table:table-cell office:value-type="string" table:style-name="ce7">
            <text:p>arte, abil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εῖχος, τείχους, τό</text:p>
          </table:table-cell>
          <table:table-cell office:value-type="string" table:style-name="ce7">
            <text:p>mu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ιμή, τιμῆς, ἡ</text:p>
          </table:table-cell>
          <table:table-cell office:value-type="string" table:style-name="ce7">
            <text:p>onore, stima; prezzo, valore; carica, magistratur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όπος, τρόπου, ὁ</text:p>
          </table:table-cell>
          <table:table-cell office:value-type="string" table:style-name="ce7">
            <text:p>modo, maniera, foggia; indole; abitudine, costum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οφή, τροφῆς, ἡ</text:p>
          </table:table-cell>
          <table:table-cell office:value-type="string" table:style-name="ce7">
            <text:p>nutrimento, cib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όπος, τόπου, ὁ</text:p>
          </table:table-cell>
          <table:table-cell office:value-type="string" table:style-name="ce7">
            <text:p>luog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ύχη, τύχης, ἡ</text:p>
          </table:table-cell>
          <table:table-cell office:value-type="string" table:style-name="ce7">
            <text:p>fortuna (buona o cattiva); fato; possibil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ὕδωρ, ὕδατος, τό</text:p>
          </table:table-cell>
          <table:table-cell office:value-type="string" table:style-name="ce7">
            <text:p>acqu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υἱός, υἱοῦ, ὁ</text:p>
          </table:table-cell>
          <table:table-cell office:value-type="string" table:style-name="ce7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ωνή, φωνῆς, ἡ</text:p>
          </table:table-cell>
          <table:table-cell office:value-type="string" table:style-name="ce7">
            <text:p>voce; suo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όβος, φόβου, ὁ</text:p>
          </table:table-cell>
          <table:table-cell office:value-type="string" table:style-name="ce7">
            <text:p>paura; fug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ύσις, φύσεως, ἡ</text:p>
          </table:table-cell>
          <table:table-cell office:value-type="string" table:style-name="ce7">
            <text:p>natur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ῶς, φωτός, τό</text:p>
          </table:table-cell>
          <table:table-cell office:value-type="string" table:style-name="ce7">
            <text:p>luce, luce del gior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άρις, χάριτος, ἡ</text:p>
          </table:table-cell>
          <table:table-cell office:value-type="string" table:style-name="ce7">
            <text:p>grazia, bellezza; piacere, gioia; beneficio, favore;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είρ, χειρός, ἡ</text:p>
          </table:table-cell>
          <table:table-cell office:value-type="string" table:style-name="ce7">
            <text:p>ma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ρόνος, χρόνου, ὁ</text:p>
          </table:table-cell>
          <table:table-cell office:value-type="string" table:style-name="ce7">
            <text:p>temp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ρῆμα, χρήματος, τό</text:p>
          </table:table-cell>
          <table:table-cell office:value-type="string" table:style-name="ce7">
            <text:p>cosa utile; (di solito al plurale) beni, proprietà, sold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ωρίον, χωρίου, τό</text:p>
          </table:table-cell>
          <table:table-cell office:value-type="string" table:style-name="ce7">
            <text:p>luogo; località; reg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ώρα, χώρας, ἡ</text:p>
          </table:table-cell>
          <table:table-cell office:value-type="string" table:style-name="ce7">
            <text:p>regione; territor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ψυχή, ψυχῆς, ἡ</text:p>
          </table:table-cell>
          <table:table-cell office:value-type="string" table:style-name="ce7">
            <text:p>anima, soffio vitale</text:p>
          </table:table-cell>
          <table:table-cell table:number-columns-repeated="16382"/>
        </table:table-row>
        <table:table-row table:number-rows-repeated="1048439" table:style-name="ro2">
          <table:table-cell table:number-columns-repeated="16384"/>
        </table:table-row>
      </table:table>
      <table:table table:name="DCC500_AGGETTIVI" table:style-name="ta1">
        <table:table-column table:style-name="co32" table:default-cell-style-name="ce8"/>
        <table:table-column table:style-name="co33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6">
            <text:p>αἰσχρός, –ά, –όν</text:p>
          </table:table-cell>
          <table:table-cell office:value-type="string" table:style-name="ce7">
            <text:p>turpe, brut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αἴτιος, αἰτία, αἴτιον</text:p>
          </table:table-cell>
          <table:table-cell office:value-type="string" table:style-name="ce7">
            <text:p>colpevole, responsab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γαθός, –ή, –όν</text:p>
          </table:table-cell>
          <table:table-cell office:value-type="string" table:style-name="ce7">
            <text:p>buono, virtuoso, coraggioso, nob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δύνατος, –ον</text:p>
          </table:table-cell>
          <table:table-cell office:value-type="string" table:style-name="ce7">
            <text:p>impotente; impossib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κριβής, –ές</text:p>
          </table:table-cell>
          <table:table-cell office:value-type="string" table:style-name="ce7">
            <text:p>esatto; preciso; dilige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ληθής, –ές</text:p>
          </table:table-cell>
          <table:table-cell office:value-type="boolean" office:boolean-value="true" table:style-name="ce7">
            <text:p>V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λλήλων, –οις</text:p>
          </table:table-cell>
          <table:table-cell office:value-type="string" table:style-name="ce7">
            <text:p>(al plurale solo i casi obliqui) l'un l'altr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ἀμείνων, ἄμεινον</text:p>
          </table:table-cell>
          <table:table-cell office:value-type="string" table:style-name="ce7">
            <text:p>migliore, più forte, più virtuoso (comparativo di ἀγαθ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ἀμφότερος, ἀμφοτέρα, ἀμφότερον</text:p>
          </table:table-cell>
          <table:table-cell office:value-type="string" table:style-name="ce7">
            <text:p>entramb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ἄδικος, ἄδικον</text:p>
          </table:table-cell>
          <table:table-cell office:value-type="string" table:style-name="ce7">
            <text:p>ingiu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ἄλλος, ἄλλη, ἄλλο</text:p>
          </table:table-cell>
          <table:table-cell office:value-type="string" table:style-name="ce7">
            <text:p>alt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ἄξιος, ἀξία, ἄξιον</text:p>
          </table:table-cell>
          <table:table-cell office:value-type="string" table:style-name="ce7">
            <text:p>di valore; deg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ἅπας, ἅπασα, ἅπαν</text:p>
          </table:table-cell>
          <table:table-cell office:value-type="string" table:style-name="ce7">
            <text:p>tutto quant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ἄριστος, ἀρίστη, ἄριστον</text:p>
          </table:table-cell>
          <table:table-cell office:value-type="string" table:style-name="ce7">
            <text:p>il meglio, il più virtuoso (superlativo di ἀγαθός)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αὐτός, αὐτή, αὐτό</text:p>
          </table:table-cell>
          <table:table-cell office:value-type="string" table:style-name="ce7">
            <text:p>[ipse, is, ille, hic, idem] quello stesso (enfasi); lo stesso (con l'articolo); (pron) egli, ella, esso (casi obliqui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άρβαρος, –ον</text:p>
          </table:table-cell>
          <table:table-cell office:value-type="string" table:style-name="ce7">
            <text:p>barbaro; non Greco, strani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αρύς, βαρεῖα, βαρύ</text:p>
          </table:table-cell>
          <table:table-cell office:value-type="string" table:style-name="ce7">
            <text:p>grave, pesante; mole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ελτίων, βέλτιον</text:p>
          </table:table-cell>
          <table:table-cell office:value-type="string" table:style-name="ce7">
            <text:p>meglio (comparativo di ἀγαθ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βραχύς, βραχεῖα, βραχύ</text:p>
          </table:table-cell>
          <table:table-cell office:value-type="string" table:style-name="ce7">
            <text:p>corto, brev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έκα</text:p>
          </table:table-cell>
          <table:table-cell office:value-type="string" table:style-name="ce7">
            <text:p>diec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έκατος, –η, –ον</text:p>
          </table:table-cell>
          <table:table-cell office:value-type="string" table:style-name="ce7">
            <text:p>decim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ίκαιος, δικαία, δίκαιον</text:p>
          </table:table-cell>
          <table:table-cell office:value-type="string" table:style-name="ce7">
            <text:p>giu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εινός, –ή, –όν</text:p>
          </table:table-cell>
          <table:table-cell office:value-type="string" table:style-name="ce7">
            <text:p>terribile; esperto, esperto in/a (+infinit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εύτερος, –α, –ον</text:p>
          </table:table-cell>
          <table:table-cell office:value-type="string" table:style-name="ce7">
            <text:p>second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ῆλος, δήλη, δῆλον</text:p>
          </table:table-cell>
          <table:table-cell office:value-type="string" table:style-name="ce7">
            <text:p>visibile; chiaro, manife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υνατός, –ή, –όν</text:p>
          </table:table-cell>
          <table:table-cell office:value-type="string" table:style-name="ce7">
            <text:p>forte, potente; capace, idone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δύο</text:p>
          </table:table-cell>
          <table:table-cell office:value-type="string" table:style-name="ce7">
            <text:p>du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ἑαυτοῦ, ἑαυτῆς, ἑαυτοῦ</text:p>
          </table:table-cell>
          <table:table-cell office:value-type="string" table:style-name="ce7">
            <text:p>se stesso (pronome riflessiv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ἕβδομος, –η, –ον</text:p>
          </table:table-cell>
          <table:table-cell office:value-type="string" table:style-name="ce7">
            <text:p>settim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ἰκοστός, –ή, –όν</text:p>
          </table:table-cell>
          <table:table-cell office:value-type="string" table:style-name="ce7">
            <text:p>ventesim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ἴκοσι(ν)</text:p>
          </table:table-cell>
          <table:table-cell office:value-type="string" table:style-name="ce7">
            <text:p>vent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ἷς, μία, ἕν</text:p>
          </table:table-cell>
          <table:table-cell office:value-type="string" table:style-name="ce7">
            <text:p>u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γώ, ἐμοῦ, (plur) ἡμεῖς, ἡμῶν</text:p>
          </table:table-cell>
          <table:table-cell office:value-type="string" table:style-name="ce7">
            <text:p>io, no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ἕκαστος, ἑκάστη, ἕκαστον</text:p>
          </table:table-cell>
          <table:table-cell office:value-type="string" table:style-name="ce7">
            <text:p>ciascu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ἑκάτερος, ἑκατέρα, ἑκάτερον</text:p>
          </table:table-cell>
          <table:table-cell office:value-type="string" table:style-name="ce7">
            <text:p>each (of tw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ἑκατοστός, –ή, –όν</text:p>
          </table:table-cell>
          <table:table-cell office:value-type="string" table:style-name="ce7">
            <text:p>centesim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ἑκατόν</text:p>
          </table:table-cell>
          <table:table-cell office:value-type="string" table:style-name="ce7">
            <text:p>cent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ἐκεῖνος, ἐκείνη, ἐκεῖνον</text:p>
          </table:table-cell>
          <table:table-cell office:value-type="string" table:style-name="ce7">
            <text:p>quello, quella, quella cosa; ἐκεῖνος... οὗτος quello... que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ἕκτος, –η, –ον</text:p>
          </table:table-cell>
          <table:table-cell office:value-type="string" table:style-name="ce7">
            <text:p>se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λάσσων, ἔλασσον</text:p>
          </table:table-cell>
          <table:table-cell office:value-type="string" table:style-name="ce7">
            <text:p>più piccolo, meno (comparativo di μικρ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λεύθερος, ἐλευθέρα, ἐλεύθερον</text:p>
          </table:table-cell>
          <table:table-cell office:value-type="string" table:style-name="ce7">
            <text:p>lib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μός, ἐμή, ἐμόν</text:p>
          </table:table-cell>
          <table:table-cell office:value-type="string" table:style-name="ce7">
            <text:p>m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ἔνατος, –α, –ον</text:p>
          </table:table-cell>
          <table:table-cell office:value-type="string" table:style-name="ce7">
            <text:p>no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ννέα</text:p>
          </table:table-cell>
          <table:table-cell office:value-type="string" table:style-name="ce7">
            <text:p>nov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ἕξ</text:p>
          </table:table-cell>
          <table:table-cell office:value-type="string" table:style-name="ce7">
            <text:p>se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ἑπτά</text:p>
          </table:table-cell>
          <table:table-cell office:value-type="string" table:style-name="ce7">
            <text:p>set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ἕτερος, ἑτέρα, ἕτερον</text:p>
          </table:table-cell>
          <table:table-cell office:value-type="string" table:style-name="ce7">
            <text:p>altro (di due); solitario; privo, manca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εὐθύς, εὐθεῖα, εὐθύ</text:p>
          </table:table-cell>
          <table:table-cell office:value-type="string" table:style-name="ce7">
            <text:p>diritto; diretto; (avv) immediatame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ἐχθρός, –ά, –όν</text:p>
          </table:table-cell>
          <table:table-cell office:value-type="string" table:style-name="ce7">
            <text:p>avverso, nemico; ostile a (+dat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ἡδύς, ἡδεῖα, ἡδύ</text:p>
          </table:table-cell>
          <table:table-cell office:value-type="string" table:style-name="ce7">
            <text:p>dolce, soav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ἡμέτερος, ἡμετέρα, ἡμέτρον</text:p>
          </table:table-cell>
          <table:table-cell office:value-type="string" table:style-name="ce7">
            <text:p>nostr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ἥσσων, ἧσσον</text:p>
          </table:table-cell>
          <table:table-cell office:value-type="string" table:style-name="ce7">
            <text:p>minore, più debole (comparativo di κακός o μικρ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θεῖος, θεία, θεῖον</text:p>
          </table:table-cell>
          <table:table-cell office:value-type="string" table:style-name="ce7">
            <text:p>divin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ἰσχυρός, –ά, –όν</text:p>
          </table:table-cell>
          <table:table-cell office:value-type="string" table:style-name="ce7">
            <text:p>for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ἱερός, –ά, –όν</text:p>
          </table:table-cell>
          <table:table-cell office:value-type="string" table:style-name="ce7">
            <text:p>sac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ἱκανός, –ή, –όν</text:p>
          </table:table-cell>
          <table:table-cell office:value-type="string" table:style-name="ce7">
            <text:p>sufficente; competente, abile a (+infinit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ἴδιος, ἰδία, ἴδιον</text:p>
          </table:table-cell>
          <table:table-cell office:value-type="string" table:style-name="ce7">
            <text:p>proprio, peculia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ἴσος, ἴση, ἴσον</text:p>
          </table:table-cell>
          <table:table-cell office:value-type="string" table:style-name="ce7">
            <text:p>uguale, lo stesso di (+dat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ακός, –ή, –όν</text:p>
          </table:table-cell>
          <table:table-cell office:value-type="string" table:style-name="ce7">
            <text:p>cattivo, v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αλός, –ή, –όν</text:p>
          </table:table-cell>
          <table:table-cell office:value-type="string" table:style-name="ce7">
            <text:p>bell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κοινός, –ή, –όν</text:p>
          </table:table-cell>
          <table:table-cell office:value-type="string" table:style-name="ce7">
            <text:p>comune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κρείσσων, κρεῖσσον</text:p>
          </table:table-cell>
          <table:table-cell office:value-type="string" table:style-name="ce7">
            <text:p>più forte, più potente; migliore, più virtuoso (comp of ἀγαθ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λαμπρός, –ά, –όν</text:p>
          </table:table-cell>
          <table:table-cell office:value-type="string" table:style-name="ce7">
            <text:p>splendido, brillante; celebre, illust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λοιπός, –ή, –όν</text:p>
          </table:table-cell>
          <table:table-cell office:value-type="string" table:style-name="ce7">
            <text:p>rimane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έγας, μεγάλη, μέγα</text:p>
          </table:table-cell>
          <table:table-cell office:value-type="string" table:style-name="ce7">
            <text:p>grande, grande co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έσος, μέση, μέσον</text:p>
          </table:table-cell>
          <table:table-cell office:value-type="string" table:style-name="ce7">
            <text:p>mezzo, mediano; τὸ μέσον il mezz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ακρός, –ά, –όν</text:p>
          </table:table-cell>
          <table:table-cell office:value-type="string" table:style-name="ce7">
            <text:p>lungo, alto; ampio, grande; abbonda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ηδείς, μηδεμία, μηδέν</text:p>
          </table:table-cell>
          <table:table-cell office:value-type="string" table:style-name="ce7">
            <text:p>nessuno, null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ικρός, –ά, –όν</text:p>
          </table:table-cell>
          <table:table-cell office:value-type="string" table:style-name="ce7">
            <text:p>piccol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μόνος, μόνη, μόνον</text:p>
          </table:table-cell>
          <table:table-cell office:value-type="string" table:style-name="ce7">
            <text:p>sol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μυρίος, μυρία, μυρίον</text:p>
          </table:table-cell>
          <table:table-cell office:value-type="string" table:style-name="ce7">
            <text:p>innumerevole; μύριοι 10,000; μυριάς -άδος ἡ 10,000, un innumerevole ammonta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νέος, νέα, νέον</text:p>
          </table:table-cell>
          <table:table-cell office:value-type="string" table:style-name="ce7">
            <text:p>nuovo; giovane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οἰκεῖος, οἰκεία, οἰκεῖον</text:p>
          </table:table-cell>
          <table:table-cell office:value-type="string" table:style-name="ce7">
            <text:p>domestico, della casa; dei propri beni; adatto, conveniente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οἷος, οἵα, οἷον</text:p>
          </table:table-cell>
          <table:table-cell office:value-type="string" table:style-name="ce7">
            <text:p>quale, di che specie, come, (esclamativo) che...!, come...! ; οἷός τε (+infinito) adatto o capace di; οἷόν τε (+infinito) è possibile..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ὐδείς, οὐδεμία, οὐδέν</text:p>
          </table:table-cell>
          <table:table-cell office:value-type="string" table:style-name="ce7">
            <text:p>nessuno, null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οὗτος, αὕτη, τοῦτο</text:p>
          </table:table-cell>
          <table:table-cell office:value-type="string" table:style-name="ce7">
            <text:p>questo, questi; μετὰ ταῦτα dopo que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ὀκτώ</text:p>
          </table:table-cell>
          <table:table-cell office:value-type="string" table:style-name="ce7">
            <text:p>ot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ὀλίγος, ὀλίγη, ὀλίγον</text:p>
          </table:table-cell>
          <table:table-cell office:value-type="string" table:style-name="ce7">
            <text:p>piccolo, poc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ὀξύς, ὀξεῖα, ὀξύ</text:p>
          </table:table-cell>
          <table:table-cell office:value-type="string" table:style-name="ce7">
            <text:p>acuto, aguzzo; penetra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ὀρθός, –ή, –όν</text:p>
          </table:table-cell>
          <table:table-cell office:value-type="string" table:style-name="ce7">
            <text:p>upright, straight, true, regula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ὄγδοος, –η, –ον</text:p>
          </table:table-cell>
          <table:table-cell office:value-type="string" table:style-name="ce7">
            <text:p>ottav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δε, ἥδε, τόδε</text:p>
          </table:table-cell>
          <table:table-cell office:value-type="string" table:style-name="ce7">
            <text:p>questo, ques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λος, ὅλη, ὅλον</text:p>
          </table:table-cell>
          <table:table-cell office:value-type="string" table:style-name="ce7">
            <text:p>tutto quanto, inte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μοιος, ὁμοία, ὅμοιον</text:p>
          </table:table-cell>
          <table:table-cell office:value-type="string" table:style-name="ce7">
            <text:p>simile, uguale (+dat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ς, ἥ, ὅ</text:p>
          </table:table-cell>
          <table:table-cell office:value-type="string" table:style-name="ce7">
            <text:p>chi, il quale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ὅσος, ὅση, ὅσον</text:p>
          </table:table-cell>
          <table:table-cell office:value-type="string" table:style-name="ce7">
            <text:p>quanto; (al pl.) tanti quanti; ὅσον (avv) tanto quan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ὅσπερ, ἥπερ, ὅπερ</text:p>
          </table:table-cell>
          <table:table-cell office:value-type="string" table:style-name="ce7">
            <text:p>il quale a dire il ver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ὅστις, ἥτις, ὅτι</text:p>
          </table:table-cell>
          <table:table-cell office:value-type="string" table:style-name="ce7">
            <text:p>chiunque, qualunque cosa; (in domande indirette) chi, che cos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έντε</text:p>
          </table:table-cell>
          <table:table-cell office:value-type="string" table:style-name="ce7">
            <text:p>cinqu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αλαιός, –ά, –όν</text:p>
          </table:table-cell>
          <table:table-cell office:value-type="string" table:style-name="ce7">
            <text:p>vecchio, antic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εμπτός, –ή, –όν</text:p>
          </table:table-cell>
          <table:table-cell office:value-type="string" table:style-name="ce7">
            <text:p>quin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λέων, πλέον</text:p>
          </table:table-cell>
          <table:table-cell office:value-type="string" table:style-name="ce7">
            <text:p>di più, più grande (comparativo di πολύ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λεῖστος, πλείστη, πλεῖστον</text:p>
          </table:table-cell>
          <table:table-cell office:value-type="string" table:style-name="ce7">
            <text:p>il più grande (superlativo di πολύ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λέμιος, πολεμία, πολέμιον</text:p>
          </table:table-cell>
          <table:table-cell office:value-type="string" table:style-name="ce7">
            <text:p>nemico; οἱ πολέμιοι il nemic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πολύς, πολλή, πολύ</text:p>
          </table:table-cell>
          <table:table-cell office:value-type="string" table:style-name="ce7">
            <text:p>molto, tanto; ὡς ἐπὶ τὸ πολύ per la maggior par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νηρός, –ά, –όν</text:p>
          </table:table-cell>
          <table:table-cell office:value-type="string" table:style-name="ce7">
            <text:p>malvag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ῖος, ποία, ποῖον</text:p>
          </table:table-cell>
          <table:table-cell office:value-type="string" table:style-name="ce7">
            <text:p>di che natura?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ότερος, ποτέρα, πότερον</text:p>
          </table:table-cell>
          <table:table-cell office:value-type="string" table:style-name="ce7">
            <text:p>quale dei due? πότερον s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οῦ</text:p>
          </table:table-cell>
          <table:table-cell office:value-type="string" table:style-name="ce7">
            <text:p>dove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πρότερος, προτέρα, πρότερον</text:p>
          </table:table-cell>
          <table:table-cell office:value-type="string" table:style-name="ce7">
            <text:p>precedente, anteriore; τὸ πρότερον il precede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ρῶτος, πρώτη, πρῶτον</text:p>
          </table:table-cell>
          <table:table-cell office:value-type="string" table:style-name="ce7">
            <text:p>primo; (avv) τὸ πρῶτον al primo pos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πᾶς, πᾶσα, πᾶν</text:p>
          </table:table-cell>
          <table:table-cell office:value-type="string" table:style-name="ce7">
            <text:p>tutto; ogn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ῥᾴδιος, ῥᾳδία, ῥᾴδιον</text:p>
          </table:table-cell>
          <table:table-cell office:value-type="string" table:style-name="ce7">
            <text:p>fac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αφής, σαφές</text:p>
          </table:table-cell>
          <table:table-cell office:value-type="string" table:style-name="ce7">
            <text:p>chiaro, manifesto; cer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οφός, –ή, –όν</text:p>
          </table:table-cell>
          <table:table-cell office:value-type="string" table:style-name="ce7">
            <text:p>sapient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ός, σή, σόν</text:p>
          </table:table-cell>
          <table:table-cell office:value-type="string" table:style-name="ce7">
            <text:p>tuo, tuoi (sing.; ὑμέτερος = plur.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ύ, σοῦ, (plur) ὑμεῖς, ὑμῶν</text:p>
          </table:table-cell>
          <table:table-cell office:value-type="string" table:style-name="ce7">
            <text:p>tu, vo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σύμμαχος, –ον</text:p>
          </table:table-cell>
          <table:table-cell office:value-type="string" table:style-name="ce7">
            <text:p>alleato con (+dat); οἱ σύμμαχοι gli alleat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έταρτος, –η, –ον</text:p>
          </table:table-cell>
          <table:table-cell office:value-type="string" table:style-name="ce7">
            <text:p>quart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έτταρες, τέτταρα</text:p>
          </table:table-cell>
          <table:table-cell office:value-type="string" table:style-name="ce7">
            <text:p>quatt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ίς, τί</text:p>
          </table:table-cell>
          <table:table-cell office:value-type="string" table:style-name="ce7">
            <text:p>chi? cosa? quale? (pron./agg. interrogativ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αχύς, ταχεῖα, ταχύ</text:p>
          </table:table-cell>
          <table:table-cell office:value-type="string" table:style-name="ce7">
            <text:p>veloce; (avv) τάχα velocemente; forse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τις, τι</text:p>
          </table:table-cell>
          <table:table-cell office:value-type="string" table:style-name="ce7">
            <text:p>qualcuno, qualcosa (pron./agg. indefinito enclitic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οιοῦτος, τοιαύτη, τοιοῦτο</text:p>
          </table:table-cell>
          <table:table-cell office:value-type="string" table:style-name="ce7">
            <text:p>tale, siffatto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τοιόσδε, τοιάδε, τοιόνδε</text:p>
          </table:table-cell>
          <table:table-cell office:value-type="string" table:style-name="ce7">
            <text:p>tale (come questo), di tale origine (come questo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οσοῦτος, τοσαύτη, τοσοῦτο(ν)</text:p>
          </table:table-cell>
          <table:table-cell office:value-type="string" table:style-name="ce7">
            <text:p>così grand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ίτος, –η, –ον</text:p>
          </table:table-cell>
          <table:table-cell office:value-type="string" table:style-name="ce7">
            <text:p>terz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εῖς, τρία</text:p>
          </table:table-cell>
          <table:table-cell office:value-type="string" table:style-name="ce7">
            <text:p>tr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ιάκοντα</text:p>
          </table:table-cell>
          <table:table-cell office:value-type="string" table:style-name="ce7">
            <text:p>trenta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τριακοστός, –ή, –όν</text:p>
          </table:table-cell>
          <table:table-cell office:value-type="string" table:style-name="ce7">
            <text:p>trentesim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ὑμέτερος, ὑμετέρα, ὑμέτερον</text:p>
          </table:table-cell>
          <table:table-cell office:value-type="string" table:style-name="ce7">
            <text:p>vostro, vostri (plur.; σός = sing.)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ὕστερος, ὑστέρα, ὕστερον</text:p>
          </table:table-cell>
          <table:table-cell office:value-type="string" table:style-name="ce7">
            <text:p>che viene dopo, seguente (+gen); prossimo, più tardo; (avv) ὕστερον più tardi, poi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ίλος, φίλη, φίλον</text:p>
          </table:table-cell>
          <table:table-cell office:value-type="string" table:style-name="ce7">
            <text:p>amico; car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φανερός, –ά, –όν</text:p>
          </table:table-cell>
          <table:table-cell office:value-type="string" table:style-name="ce7">
            <text:p>evidente, manifesto; famos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αλεπός, –ή, –όν</text:p>
          </table:table-cell>
          <table:table-cell office:value-type="string" table:style-name="ce7">
            <text:p>difficile; intrattabil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αλκοῦς, –ῆ, –οῦν</text:p>
          </table:table-cell>
          <table:table-cell office:value-type="string" table:style-name="ce7">
            <text:p>bronzeo, di bronz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είρων, χεῖρον</text:p>
          </table:table-cell>
          <table:table-cell office:value-type="string" table:style-name="ce7">
            <text:p>peggiore, inferiore (comparativo. di κακός)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χρήσιμος, χρησίμη, χρήσιμον</text:p>
          </table:table-cell>
          <table:table-cell office:value-type="string" table:style-name="ce7">
            <text:p>utile</text:p>
          </table:table-cell>
          <table:table-cell table:number-columns-repeated="16382"/>
        </table:table-row>
        <table:table-row table:number-rows-repeated="1048448" table:style-name="ro2">
          <table:table-cell table:number-columns-repeated="16384"/>
        </table:table-row>
      </table:table>
      <table:table table:name="DCC500_MISC" table:style-name="ta1">
        <table:table-column table:style-name="co34" table:default-cell-style-name="ce10"/>
        <table:table-column table:style-name="co35" table:default-cell-style-name="ce9"/>
        <table:table-column table:style-name="co36" table:default-cell-style-name="ce9"/>
        <table:table-column table:style-name="co37" table:number-columns-repeated="16381" table:default-cell-style-name="ce9"/>
        <table:table-row table:style-name="ro2">
          <table:table-cell office:value-type="string" table:style-name="ce6">
            <text:p>ἀεί</text:p>
          </table:table-cell>
          <table:table-cell office:value-type="string" table:style-name="ce7">
            <text:p>sempr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ἀλλά</text:p>
          </table:table-cell>
          <table:table-cell office:value-type="string" table:style-name="ce7">
            <text:p>ma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ἀμφί</text:p>
          </table:table-cell>
          <table:table-cell office:value-type="string" table:style-name="ce7">
            <text:p>a causa (+gen); intorno, presso (+dat, +acc);<text:s/>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ἀνά</text:p>
          </table:table-cell>
          <table:table-cell office:value-type="string" table:style-name="ce7">
            <text:p>sopra, su (+gen, +dat, +acc); per, attraverso (+gen, +dat, 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ἀντί</text:p>
          </table:table-cell>
          <table:table-cell office:value-type="string" table:style-name="ce7">
            <text:p>di fronte, contro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ἄλλως</text:p>
          </table:table-cell>
          <table:table-cell office:value-type="string" table:style-name="ce7">
            <text:p>altrimenti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ἁπλῶς</text:p>
          </table:table-cell>
          <table:table-cell office:value-type="string" table:style-name="ce7">
            <text:p>simply, singly, in one way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ἀπό</text:p>
          </table:table-cell>
          <table:table-cell office:value-type="string" table:style-name="ce7">
            <text:p>da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ἅμα</text:p>
          </table:table-cell>
          <table:table-cell office:value-type="string" table:style-name="ce7">
            <text:p>insieme; mentre; (prep.) insieme con (+dat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ἄν</text:p>
          </table:table-cell>
          <table:table-cell office:value-type="string" table:style-name="ce7">
            <text:p>[segna il verbo come potenziale (con ottativo), o eventuale (con congiuntivo)]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ἄνευ</text:p>
          </table:table-cell>
          <table:table-cell office:value-type="string" table:style-name="ce7">
            <text:p>senza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ἄνω</text:p>
          </table:table-cell>
          <table:table-cell office:value-type="string" table:style-name="ce7">
            <text:p>su, in alt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ἄρα</text:p>
          </table:table-cell>
          <table:table-cell office:value-type="string" table:style-name="ce7">
            <text:p>allora, quindi [introduce un'inferenza]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ἆρα</text:p>
          </table:table-cell>
          <table:table-cell office:value-type="string" table:style-name="ce7">
            <text:p>e non?, forse? [introduce una domanda]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αὐτίκα</text:p>
          </table:table-cell>
          <table:table-cell office:value-type="string" table:style-name="ce7">
            <text:p>subito, immediatament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αὖ, αὖθις</text:p>
          </table:table-cell>
          <table:table-cell office:value-type="string" table:style-name="ce7">
            <text:p>inoltre; d'altra parte; un'altra volta (ancora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γάρ</text:p>
          </table:table-cell>
          <table:table-cell office:value-type="string" table:style-name="ce7">
            <text:p>perché (esplicativo), davvero, infatti (confermativo)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γε</text:p>
          </table:table-cell>
          <table:table-cell office:value-type="string" table:style-name="ce7">
            <text:p>(enclitica) appunto, invero; almen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δέ</text:p>
          </table:table-cell>
          <table:table-cell office:value-type="string" table:style-name="ce7">
            <text:p>e; ma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δή</text:p>
          </table:table-cell>
          <table:table-cell office:value-type="string" table:style-name="ce7">
            <text:p>certamente, certo, infatti, davvero (enfatico, da maggiore esattezza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διά</text:p>
          </table:table-cell>
          <table:table-cell office:value-type="string" table:style-name="ce7">
            <text:p>attraverso (+gen); per mezzo di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άν (εἰ-ἄν)</text:p>
          </table:table-cell>
          <table:table-cell office:value-type="string" table:style-name="ce7">
            <text:p>se (+cong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εἰ</text:p>
          </table:table-cell>
          <table:table-cell office:value-type="string" table:style-name="ce7">
            <text:p>se (+indic, +ott); εἴπερ se davvero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εἰς</text:p>
          </table:table-cell>
          <table:table-cell office:value-type="string" table:style-name="ce7">
            <text:p>in, vers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εἶτα</text:p>
          </table:table-cell>
          <table:table-cell office:value-type="string" table:style-name="ce7">
            <text:p>poi, in seguito; quindi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εἴτε…εἴτε</text:p>
          </table:table-cell>
          <table:table-cell office:value-type="string" table:style-name="ce7">
            <text:p>sia che... sia che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κ, ἐξ</text:p>
          </table:table-cell>
          <table:table-cell office:value-type="string" table:style-name="ce7">
            <text:p>da, fuori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κεῖ</text:p>
          </table:table-cell>
          <table:table-cell office:value-type="string" table:style-name="ce7">
            <text:p>là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ν</text:p>
          </table:table-cell>
          <table:table-cell office:value-type="string" table:style-name="ce7">
            <text:p>in, dentro, tra (+dat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ναντίος ἐναντία ἐναντίον</text:p>
          </table:table-cell>
          <table:table-cell office:value-type="string" table:style-name="ce7">
            <text:p>di fronte, contro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ἕνεκα</text:p>
          </table:table-cell>
          <table:table-cell office:value-type="string" table:style-name="ce7">
            <text:p>a causa di, al fine di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ἔνθα</text:p>
          </table:table-cell>
          <table:table-cell office:value-type="string" table:style-name="ce7">
            <text:p>lì, là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νταῦθα</text:p>
          </table:table-cell>
          <table:table-cell office:value-type="string" table:style-name="ce7">
            <text:p>qui; lì (+gen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ἔξω</text:p>
          </table:table-cell>
          <table:table-cell office:value-type="string" table:style-name="ce7">
            <text:p>fuori, eccetto (+gen)</text:p>
          </table:table-cell>
          <table:table-cell office:value-type="string" table:style-name="ce7">
            <text:p>avverbio e 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ἐπεί</text:p>
          </table:table-cell>
          <table:table-cell office:value-type="string" table:style-name="ce7">
            <text:p>dopo; quando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ἔπειτα</text:p>
          </table:table-cell>
          <table:table-cell office:value-type="string" table:style-name="ce7">
            <text:p>poi, in seguit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ἐπί</text:p>
          </table:table-cell>
          <table:table-cell office:value-type="string" table:style-name="ce7">
            <text:p>sopra, a, presso (+gen); sopra, su (+dat); sopra, vers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ἔτι</text:p>
          </table:table-cell>
          <table:table-cell office:value-type="string" table:style-name="ce7">
            <text:p>ancora, inoltr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εὖ</text:p>
          </table:table-cell>
          <table:table-cell office:value-type="string" table:style-name="ce7">
            <text:p>bene (opp. κακῶς); giustamente, felicemente, fortunatament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ἕως</text:p>
          </table:table-cell>
          <table:table-cell office:value-type="string" table:style-name="ce7">
            <text:p>finché; mentre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ἤ</text:p>
          </table:table-cell>
          <table:table-cell office:value-type="string" table:style-name="ce7">
            <text:p>o, oppure; che (dopo un comparativo); ἤ...ἤ o...o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ἦ</text:p>
          </table:table-cell>
          <table:table-cell office:value-type="string" table:style-name="ce7">
            <text:p>certo, senza dubbio (enfatizza quello che segue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ἤδη</text:p>
          </table:table-cell>
          <table:table-cell office:value-type="string" table:style-name="ce7">
            <text:p>già (tempo passato); ora, già (tempo presente); ormai, subito (tempo futuro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ἵνα</text:p>
          </table:table-cell>
          <table:table-cell office:value-type="string" table:style-name="ce7">
            <text:p>affinché, per (+cong, +ott); dove (avverbio di luogo +indic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ἴσως</text:p>
          </table:table-cell>
          <table:table-cell office:value-type="string" table:style-name="ce7">
            <text:p>ugualmente, allo stesso modo; forse, probabilment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καί</text:p>
          </table:table-cell>
          <table:table-cell office:value-type="string" table:style-name="ce7">
            <text:p>e, anche, pure; καί...καί e...e, non solo...ma anche...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καίτοι (καί-τοι)</text:p>
          </table:table-cell>
          <table:table-cell office:value-type="string" table:style-name="ce7">
            <text:p>certo, a dire il ver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κἄν (καὶ-ἄν)</text:p>
          </table:table-cell>
          <table:table-cell office:value-type="string" table:style-name="ce7">
            <text:p>anche se (+cong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κατά</text:p>
          </table:table-cell>
          <table:table-cell office:value-type="string" table:style-name="ce7">
            <text:p>giù, giù da (+gen), per (+gen, tempo) su, sopra, durante (+acc); κατὰ γῆν via terra; κατὰ φύσιν secondo natura; κατ’ ἔθνη attraverso i territori; καθ᾿ἕνα uno alla volta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άλα</text:p>
          </table:table-cell>
          <table:table-cell office:value-type="string" table:style-name="ce7">
            <text:p>molto, assai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άλιστα</text:p>
          </table:table-cell>
          <table:table-cell office:value-type="string" table:style-name="ce7">
            <text:p>most, most of all; (in replies) certainly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ᾶλλον</text:p>
          </table:table-cell>
          <table:table-cell office:value-type="string" table:style-name="ce7">
            <text:p>di più, piuttosto; μᾶλλον...ἤ piuttosto ch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μέν...δέ</text:p>
          </table:table-cell>
          <table:table-cell office:value-type="string" table:style-name="ce7">
            <text:p>da una parte...dall'altra; μέν (da solo) davvero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έντοι</text:p>
          </table:table-cell>
          <table:table-cell office:value-type="string" table:style-name="ce7">
            <text:p>however; of cours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έχρι (+gen)</text:p>
          </table:table-cell>
          <table:table-cell office:value-type="string" table:style-name="ce7">
            <text:p>finché; fino a (prep. +gen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μή</text:p>
          </table:table-cell>
          <table:table-cell office:value-type="string" table:style-name="ce7">
            <text:p>non (negativo per il congiuntivo e il periodo ipotetico); εἰ μή se non, eccetto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ήν</text:p>
          </table:table-cell>
          <table:table-cell office:value-type="string" table:style-name="ce7">
            <text:p>certo [enfatizza la particella precedente]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ήτε...μήτε</text:p>
          </table:table-cell>
          <table:table-cell office:value-type="string" table:style-name="ce7">
            <text:p>né...né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ετά</text:p>
          </table:table-cell>
          <table:table-cell office:value-type="string" table:style-name="ce7">
            <text:p>con (+gen); in mezzo, dop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εταξύ</text:p>
          </table:table-cell>
          <table:table-cell office:value-type="string" table:style-name="ce7">
            <text:p>in mezz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ηδέ</text:p>
          </table:table-cell>
          <table:table-cell office:value-type="string" table:style-name="ce7">
            <text:p>e non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μόνον</text:p>
          </table:table-cell>
          <table:table-cell office:value-type="string" table:style-name="ce7">
            <text:p>sol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ναί</text:p>
          </table:table-cell>
          <table:table-cell office:value-type="string" table:style-name="ce7">
            <text:p>davvero, si (usato in affermazioni forti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νῦν, νυνί</text:p>
          </table:table-cell>
          <table:table-cell office:value-type="string" table:style-name="ce7">
            <text:p>ora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ὁ, ἡ, τό</text:p>
          </table:table-cell>
          <table:table-cell office:value-type="string" table:style-name="ce7">
            <text:p>il (articolo)</text:p>
          </table:table-cell>
          <table:table-cell office:value-type="string" table:style-name="ce7">
            <text:p>articolo determinativ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θεν</text:p>
          </table:table-cell>
          <table:table-cell office:value-type="string" table:style-name="ce7">
            <text:p>da dove, dond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μως</text:p>
          </table:table-cell>
          <table:table-cell office:value-type="string" table:style-name="ce7">
            <text:p>tuttavia, peraltro; sebben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που</text:p>
          </table:table-cell>
          <table:table-cell office:value-type="string" table:style-name="ce7">
            <text:p>dove; quando; poiché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πως</text:p>
          </table:table-cell>
          <table:table-cell office:value-type="string" table:style-name="ce7">
            <text:p>quando; affinché (+cong, +ott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ταν (ὅτε-ἄν)</text:p>
          </table:table-cell>
          <table:table-cell office:value-type="string" table:style-name="ce7">
            <text:p>quando, allorché (+cong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ὅτε</text:p>
          </table:table-cell>
          <table:table-cell office:value-type="string" table:style-name="ce7">
            <text:p>quando, allorché (+indic, +ott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ὅτι</text:p>
          </table:table-cell>
          <table:table-cell office:value-type="string" table:style-name="ce7">
            <text:p>perché, che; (col superlativo) al più presto, il più possibile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οὐ, οὐκ, οὐχ</text:p>
          </table:table-cell>
          <table:table-cell office:value-type="string" table:style-name="ce7">
            <text:p>non (con verbi all'indicativo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οὐδέ</text:p>
          </table:table-cell>
          <table:table-cell office:value-type="string" table:style-name="ce7">
            <text:p>e non, ma non, nemmeno, neppure; οὐδέ...οὐδέ né...né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οὐκέτι</text:p>
          </table:table-cell>
          <table:table-cell office:value-type="string" table:style-name="ce7">
            <text:p>no longer, no mor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οὐκοῦν</text:p>
          </table:table-cell>
          <table:table-cell office:value-type="string" table:style-name="ce7">
            <text:p>sicché, perciò (invita a dire di sì a un'affermazione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οὖν</text:p>
          </table:table-cell>
          <table:table-cell office:value-type="string" table:style-name="ce7">
            <text:p>dunque, senza dubbio, infatti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οὔτε...οὔτε</text:p>
          </table:table-cell>
          <table:table-cell office:value-type="string" table:style-name="ce7">
            <text:p>né...né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οὕτως</text:p>
          </table:table-cell>
          <table:table-cell office:value-type="string" table:style-name="ce7">
            <text:p>in questo modo, così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άλιν</text:p>
          </table:table-cell>
          <table:table-cell office:value-type="string" table:style-name="ce7">
            <text:p>di nuovo; indietro, al contrari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άντως</text:p>
          </table:table-cell>
          <table:table-cell office:value-type="string" table:style-name="ce7">
            <text:p>del tutto, assolutamente, in ogni cas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άνυ</text:p>
          </table:table-cell>
          <table:table-cell office:value-type="string" table:style-name="ce7">
            <text:p>del tutto, affatto, totalment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παρά</text:p>
          </table:table-cell>
          <table:table-cell office:value-type="string" table:style-name="ce7">
            <text:p>da (+gen); presso, accanto (+dat); a, verso, al contrari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περ</text:p>
          </table:table-cell>
          <table:table-cell office:value-type="string" table:style-name="ce7">
            <text:p>assai, proprio; sebbene [enclitica aggiunta a pronomi e altre particelle per enfasi]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περί</text:p>
          </table:table-cell>
          <table:table-cell office:value-type="string" table:style-name="ce7">
            <text:p>intorno, riguardo a (+gen); presso, per (+dat); lungo, vers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λέον</text:p>
          </table:table-cell>
          <table:table-cell office:value-type="string" table:style-name="ce7">
            <text:p>più, piuttost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πλήν</text:p>
          </table:table-cell>
          <table:table-cell office:value-type="string" table:style-name="ce7">
            <text:p>(prep.) eccetto, tranne (+gen); (congiunzione) eccetto che, a meno che, ma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ολλάκις</text:p>
          </table:table-cell>
          <table:table-cell office:value-type="string" table:style-name="ce7">
            <text:p>spesso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οτε</text:p>
          </table:table-cell>
          <table:table-cell office:value-type="string" table:style-name="ce7">
            <text:p>(enclitica) quando, i quel tempo, una volta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ότε</text:p>
          </table:table-cell>
          <table:table-cell office:value-type="string" table:style-name="ce7">
            <text:p>quando?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που</text:p>
          </table:table-cell>
          <table:table-cell office:value-type="string" table:style-name="ce7">
            <text:p>(enclitica) in qualche luogo; in qualche modo, forse (per precisare un'affermazione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ρίν</text:p>
          </table:table-cell>
          <table:table-cell office:value-type="string" table:style-name="ce7">
            <text:p>prima; finché non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ρό</text:p>
          </table:table-cell>
          <table:table-cell office:value-type="string" table:style-name="ce7">
            <text:p>prima, davanti (+gen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πρός</text:p>
          </table:table-cell>
          <table:table-cell office:value-type="string" table:style-name="ce7">
            <text:p>dalla parte di, innanzi (+gen); presso, su, a in (+dat); a, verso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ως</text:p>
          </table:table-cell>
          <table:table-cell office:value-type="string" table:style-name="ce7">
            <text:p>(enclitica) in qualche modo, come che sia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πῶς</text:p>
          </table:table-cell>
          <table:table-cell office:value-type="string" table:style-name="ce7">
            <text:p>come?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σύν</text:p>
          </table:table-cell>
          <table:table-cell office:value-type="string" table:style-name="ce7">
            <text:p>con (+ dat. di compagnia o mezzo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τε</text:p>
          </table:table-cell>
          <table:table-cell office:value-type="string" table:style-name="ce7">
            <text:p>e; τε...τε sia...sia</text:p>
          </table:table-cell>
          <table:table-cell office:value-type="string" table:style-name="ce7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τοίνυν (τοί-νυν)</text:p>
          </table:table-cell>
          <table:table-cell office:value-type="string" table:style-name="ce7">
            <text:p>quindi, in accordo con (inferenzale); inoltre, in più (transizionale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τότε</text:p>
          </table:table-cell>
          <table:table-cell office:value-type="string" table:style-name="ce7">
            <text:p>allora, in quel tempo; οἱ τότε gli uomini di quel tempo (opposto a οἱ νῦν)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ὑπέρ</text:p>
          </table:table-cell>
          <table:table-cell office:value-type="string" table:style-name="ce7">
            <text:p>al di là, per (+gen), oltre (+acc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ὑπό</text:p>
          </table:table-cell>
          <table:table-cell office:value-type="string" table:style-name="ce7">
            <text:p>sotto (+gen, +dat); da (+gen di agente personale); sotto (+acc moto a luogo)</text:p>
          </table:table-cell>
          <table:table-cell office:value-type="string" table:style-name="ce7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χωρίς</text:p>
          </table:table-cell>
          <table:table-cell office:value-type="string" table:style-name="ce7">
            <text:p>separatamente, a parte; (+gen) senza, differentemente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ὦ</text:p>
          </table:table-cell>
          <table:table-cell office:value-type="string" table:style-name="ce7">
            <text:p>oh! (quando è con il vocativo non è enfatico)</text:p>
          </table:table-cell>
          <table:table-cell office:value-type="string" table:style-name="ce7">
            <text:p>interiezio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ὧδε</text:p>
          </table:table-cell>
          <table:table-cell office:value-type="string" table:style-name="ce7">
            <text:p>così, in questo modo; a tal punto; qui</text:p>
          </table:table-cell>
          <table:table-cell office:value-type="string" table:style-name="ce7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ὡς</text:p>
          </table:table-cell>
          <table:table-cell office:value-type="string" table:style-name="ce7">
            <text:p>come, nel modo che; affinché (+cong/+ott, introduce una subordinata finale); che (introduce un discorso indiretto)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ὥσπερ</text:p>
          </table:table-cell>
          <table:table-cell office:value-type="string" table:style-name="ce7">
            <text:p>come se, finché</text:p>
          </table:table-cell>
          <table:table-cell office:value-type="string" table:style-name="ce7">
            <text:p>congiunzione: subordinativa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ὥστε</text:p>
          </table:table-cell>
          <table:table-cell office:value-type="string" table:style-name="ce7">
            <text:p>cosicché, in modo che (introduce una subordinata consecutiva), (con il risultato) che</text:p>
          </table:table-cell>
          <table:table-cell table:style-name="ce7"/>
          <table:table-cell table:number-columns-repeated="16381"/>
        </table:table-row>
        <table:table-row table:number-rows-repeated="4" table:style-name="ro2">
          <table:table-cell table:style-name="ce6"/>
          <table:table-cell table:style-name="ce7"/>
          <table:table-cell table:number-columns-repeated="16382" table:style-name="ce9"/>
        </table:table-row>
        <table:table-row table:number-rows-repeated="16" table:style-name="ro2">
          <table:table-cell table:style-name="ce6"/>
          <table:table-cell table:style-name="ce7"/>
          <table:table-cell table:number-columns-repeated="16382"/>
        </table:table-row>
        <table:table-row table:number-rows-repeated="10484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ICERI GIAN PAOLO</meta:initial-creator>
    <dc:creator>CICERI GIAN PAOLO</dc:creator>
    <meta:creation-date>2017-10-23T19:50:58Z</meta:creation-date>
    <dc:date>2017-10-27T13:20:18Z</dc:date>
    <meta:print-date>2017-10-25T07:58:28Z</meta:print-date>
  </office:meta>
</office:document-meta>
</file>